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2.488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3.149cm"/>
    </style:style>
    <style:style style:name="co12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3.493cm"/>
    </style:style>
    <style:style style:name="co14" style:family="table-column">
      <style:table-column-properties fo:break-before="auto" style:column-width="12.806cm"/>
    </style:style>
    <style:style style:name="co15" style:family="table-column">
      <style:table-column-properties fo:break-before="auto" style:column-width="2.778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519cm"/>
    </style:style>
    <style:style style:name="co18" style:family="table-column">
      <style:table-column-properties fo:break-before="auto" style:column-width="11.88cm"/>
    </style:style>
    <style:style style:name="co19" style:family="table-column">
      <style:table-column-properties fo:break-before="auto" style:column-width="3.228cm"/>
    </style:style>
    <style:style style:name="co20" style:family="table-column">
      <style:table-column-properties fo:break-before="auto" style:column-width="9.34cm"/>
    </style:style>
    <style:style style:name="co21" style:family="table-column">
      <style:table-column-properties fo:break-before="auto" style:column-width="3.334cm"/>
    </style:style>
    <style:style style:name="co22" style:family="table-column">
      <style:table-column-properties fo:break-before="auto" style:column-width="2.805cm"/>
    </style:style>
    <style:style style:name="co23" style:family="table-column">
      <style:table-column-properties fo:break-before="auto" style:column-width="3.201cm"/>
    </style:style>
    <style:style style:name="co24" style:family="table-column">
      <style:table-column-properties fo:break-before="auto" style:column-width="10.795cm"/>
    </style:style>
    <style:style style:name="co25" style:family="table-column">
      <style:table-column-properties fo:break-before="auto" style:column-width="3.254cm"/>
    </style:style>
    <style:style style:name="co26" style:family="table-column">
      <style:table-column-properties fo:break-before="auto" style:column-width="2.99cm"/>
    </style:style>
    <style:style style:name="co27" style:family="table-column">
      <style:table-column-properties fo:break-before="auto" style:column-width="3.836cm"/>
    </style:style>
    <style:style style:name="co28" style:family="table-column">
      <style:table-column-properties fo:break-before="auto" style:column-width="13.838cm"/>
    </style:style>
    <style:style style:name="co29" style:family="table-column">
      <style:table-column-properties fo:break-before="auto" style:column-width="2.699cm"/>
    </style:style>
    <style:style style:name="co30" style:family="table-column">
      <style:table-column-properties fo:break-before="auto" style:column-width="11.377cm"/>
    </style:style>
    <style:style style:name="co31" style:family="table-column">
      <style:table-column-properties fo:break-before="auto" style:column-width="3.281cm"/>
    </style:style>
    <style:style style:name="co32" style:family="table-column">
      <style:table-column-properties fo:break-before="auto" style:column-width="3.122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13.176cm"/>
    </style:style>
    <style:style style:name="co35" style:family="table-column">
      <style:table-column-properties fo:break-before="auto" style:column-width="2.884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3.757cm"/>
    </style:style>
    <style:style style:name="co38" style:family="table-column">
      <style:table-column-properties fo:break-before="auto" style:column-width="9.234cm"/>
    </style:style>
    <style:style style:name="co39" style:family="table-column">
      <style:table-column-properties fo:break-before="auto" style:column-width="2.593cm"/>
    </style:style>
    <style:style style:name="co40" style:family="table-column">
      <style:table-column-properties fo:break-before="auto" style:column-width="2.619cm"/>
    </style:style>
    <style:style style:name="co41" style:family="table-column">
      <style:table-column-properties fo:break-before="auto" style:column-width="12.277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2.937cm"/>
    </style:style>
    <style:style style:name="co44" style:family="table-column">
      <style:table-column-properties fo:break-before="auto" style:column-width="3.625cm"/>
    </style:style>
    <style:style style:name="co45" style:family="table-column">
      <style:table-column-properties fo:break-before="auto" style:column-width="12.409cm"/>
    </style:style>
    <style:style style:name="co46" style:family="table-column">
      <style:table-column-properties fo:break-before="auto" style:column-width="3.545cm"/>
    </style:style>
    <style:style style:name="co49" style:family="table-column">
      <style:table-column-properties fo:break-before="auto" style:column-width="3.44cm"/>
    </style:style>
    <style:style style:name="co50" style:family="table-column">
      <style:table-column-properties fo:break-before="auto" style:column-width="10.901cm"/>
    </style:style>
    <style:style style:name="co51" style:family="table-column">
      <style:table-column-properties fo:break-before="auto" style:column-width="8.149cm"/>
    </style:style>
    <style:style style:name="co52" style:family="table-column">
      <style:table-column-properties fo:break-before="auto" style:column-width="3.307cm"/>
    </style:style>
    <style:style style:name="co53" style:family="table-column">
      <style:table-column-properties fo:break-before="auto" style:column-width="12.594cm"/>
    </style:style>
    <style:style style:name="co54" style:family="table-column">
      <style:table-column-properties fo:break-before="auto" style:column-width="3.4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8011" number:language="pl" number:country="PL">
      <number:number number:decimal-places="2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0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1" style:font-name-asian="Calibri1" style:font-name-complex="Calibri1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ce2" style:family="table-cell" style:parent-style-name="Excel_20_Built-in_20_Normal" style:data-style-name="N8000">
      <style:table-cell-properties fo:background-color="#99ccff" style:cell-protect="protected" style:print-content="true" fo:wrap-option="wrap" style:vertical-align="automatic"/>
      <style:text-properties style:font-name="Calibri1" style:font-name-asian="Calibri1" style:font-name-complex="Calibri1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3" style:font-name-complex="Calibri3"/>
    </style:style>
    <style:style style:name="ce4" style:family="table-cell" style:parent-style-name="Excel_20_Built-in_20_Normal" style:data-style-name="N8000">
      <style:table-cell-properties fo:background-color="#99ccff" style:cell-protect="protected" style:print-content="true" style:text-align-source="fix" style:repeat-content="false" fo:wrap-option="wrap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5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6" style:family="table-cell" style:parent-style-name="Default" style:data-style-name="N0"/>
    <style:style style:name="ce7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8" style:family="table-cell" style:parent-style-name="Excel_20_Built-in_20_Normal" style:data-style-name="N8000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9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top"/>
      <style:text-properties style:font-name="Calibri1" style:font-name-asian="Calibri1" style:font-name-complex="Calibri1"/>
    </style:style>
    <style:style style:name="ce12" style:family="table-cell" style:parent-style-name="Default" style:data-style-name="N0">
      <style:text-properties style:font-name="Calibri2" style:font-name-asian="Calibri2" style:font-name-complex="Calibri2"/>
    </style:style>
    <style:style style:name="ce1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14" style:family="table-cell" style:parent-style-name="Default" style:data-style-name="N0">
      <style:table-cell-properties fo:background-color="#cfe7f5"/>
    </style:style>
    <style:style style:name="ce15" style:family="table-cell" style:parent-style-name="Excel_20_Built-in_20_Normal" style:data-style-name="N8011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transparent"/>
      <style:text-properties style:font-name="Calibri2" style:font-name-asian="Calibri2" style:font-name-complex="Calibri2"/>
    </style:style>
    <style:style style:name="ce18" style:family="table-cell" style:parent-style-name="Excel_20_Built-in_20_Normal" style:data-style-name="N8000">
      <style:table-cell-properties fo:background-color="#83caff" style:cell-protect="protected" style:print-content="true" fo:wrap-option="wrap" style:vertical-align="automatic"/>
      <style:text-properties style:font-name="Calibri1" style:font-name-asian="Calibri1" style:font-name-complex="Calibri1"/>
    </style:style>
    <style:style style:name="ce19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20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Calibri2" style:font-name-asian="Calibri2" style:font-name-complex="Calibri2"/>
    </style:style>
    <style:style style:name="ce21" style:family="table-cell" style:parent-style-name="Default" style:data-style-name="N0">
      <style:table-cell-properties fo:background-color="#cfe7f5"/>
      <style:text-properties style:font-name="Calibri2" style:font-name-asian="Calibri2" style:font-name-complex="Calibri2"/>
    </style:style>
    <style:style style:name="ce2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ff0000" style:font-name="Calibri1" style:font-name-asian="Calibri1" style:font-name-complex="Calibri1"/>
    </style:style>
    <style:style style:name="ce23" style:family="table-cell" style:parent-style-name="Procentowy" style:data-style-name="N107">
      <style:table-cell-properties style:cell-protect="protected" style:print-content="true" fo:background-color="transparent" style:vertical-align="automatic"/>
    </style:style>
    <style:style style:name="ce24" style:family="table-cell" style:parent-style-name="Excel_20_Built-in_20_Normal" style:data-style-name="N10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5" style:family="table-cell" style:parent-style-name="Procentowy" style:data-style-name="N107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26" style:family="table-cell" style:parent-style-name="Procentowy" style:data-style-name="N107">
      <style:table-cell-properties fo:background-color="#cfe7f5" style:cell-protect="protected" style:print-content="true" style:vertical-align="automatic"/>
    </style:style>
    <style:style style:name="ce27" style:family="table-cell" style:parent-style-name="Excel_20_Built-in_20_Normal" style:data-style-name="N107">
      <style:table-cell-properties fo:background-color="#cfe7f5" style:cell-protect="protected" style:print-content="true" style:text-align-source="fix" style:repeat-content="fals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8" style:family="table-cell" style:parent-style-name="Procentowy" style:data-style-name="N107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29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Arial2" style:font-name-asian="Arial2" style:font-name-complex="Arial2"/>
    </style:style>
    <style:style style:name="ce30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Arial2" style:font-name-asian="Arial2" style:font-name-complex="Arial2"/>
    </style:style>
    <style:style style:name="ce31" style:family="table-cell" style:parent-style-name="Default" style:data-style-name="N0">
      <style:table-cell-properties fo:background-color="transparent"/>
      <style:text-properties style:font-name="Arial2" style:font-name-asian="Arial2" style:font-name-complex="Arial2"/>
    </style:style>
    <style:style style:name="ce32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Arial2" style:font-name-asian="Arial2" style:font-name-complex="Arial2"/>
    </style:style>
    <style:style style:name="ce33" style:family="table-cell" style:parent-style-name="Excel_20_Built-in_20_Normal" style:data-style-name="N8000">
      <style:table-cell-properties fo:background-color="#cfe7f5" style:cell-protect="protected" style:print-content="true" style:vertical-align="automatic"/>
      <style:text-properties style:font-name="Arial2" style:font-name-asian="Arial2" style:font-name-complex="Arial2"/>
    </style:style>
    <style:style style:name="ce34" style:family="table-cell" style:parent-style-name="Default" style:data-style-name="N0">
      <style:table-cell-properties fo:background-color="#cfe7f5"/>
      <style:text-properties style:font-name="Arial2" style:font-name-asian="Arial2" style:font-name-complex="Arial2"/>
    </style:style>
  </office:automatic-styles>
  <office:body>
    <office:spreadsheet>
      <table:calculation-settings table:case-sensitive="false" table:search-criteria-must-apply-to-whole-cell="false"/>
      <table:table table:name="Warszaw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1012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4" office:value-type="string">
            <text:p>maj 2015 : październik 2015</text:p>
          </table:table-cell>
          <table:table-cell table:style-name="ce4" office:value-type="string">
            <text:p>listopad 2015 : kwiecień 2016</text:p>
          </table:table-cell>
          <table:table-cell table:style-name="ce4" office:value-type="string">
            <text:p>maj 2016 : październik 2016</text:p>
          </table:table-cell>
          <table:table-cell table:style-name="ce4" office:value-type="string">
            <text:p>listopad 2016 : kwiecień 2017</text:p>
          </table:table-cell>
          <table:table-cell table:style-name="ce9"/>
          <table:table-cell table:style-name="ce10" table:number-columns-repeated="1018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4,3%</text:p>
          </table:table-cell>
          <table:table-cell table:style-name="ce5" office:value-type="string">
            <text:p>12,0%</text:p>
          </table:table-cell>
          <table:table-cell table:style-name="ce5" office:value-type="string">
            <text:p>12,8%</text:p>
          </table:table-cell>
          <table:table-cell table:style-name="ce7" office:value-type="string">
            <text:p>12,3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0,6%</text:p>
          </table:table-cell>
          <table:table-cell table:style-name="ce5" office:value-type="string">
            <text:p>13,2%</text:p>
          </table:table-cell>
          <table:table-cell table:style-name="ce5" office:value-type="string">
            <text:p>10,1%</text:p>
          </table:table-cell>
          <table:table-cell table:style-name="ce7" office:value-type="string">
            <text:p>10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6,5%</text:p>
          </table:table-cell>
          <table:table-cell table:style-name="ce5" office:value-type="string">
            <text:p>7,2%</text:p>
          </table:table-cell>
          <table:table-cell table:style-name="ce5" office:value-type="string">
            <text:p>8,3%</text:p>
          </table:table-cell>
          <table:table-cell table:style-name="ce7" office:value-type="string">
            <text:p>10,1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8,0%</text:p>
          </table:table-cell>
          <table:table-cell table:style-name="ce5" office:value-type="string">
            <text:p>8,1%</text:p>
          </table:table-cell>
          <table:table-cell table:style-name="ce5" office:value-type="string">
            <text:p>10,5%</text:p>
          </table:table-cell>
          <table:table-cell table:style-name="ce7" office:value-type="string">
            <text:p>8,3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8,4%</text:p>
          </table:table-cell>
          <table:table-cell table:style-name="ce5" office:value-type="string">
            <text:p>7,1%</text:p>
          </table:table-cell>
          <table:table-cell table:style-name="ce7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Radio ESKA Warszawa</text:p>
          </table:table-cell>
          <table:table-cell table:style-name="ce5" office:value-type="string">
            <text:p>6,7%</text:p>
          </table:table-cell>
          <table:table-cell table:style-name="ce5" office:value-type="string">
            <text:p>6,4%</text:p>
          </table:table-cell>
          <table:table-cell table:style-name="ce5" office:value-type="string">
            <text:p>5,4%</text:p>
          </table:table-cell>
          <table:table-cell table:style-name="ce7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7,3%</text:p>
          </table:table-cell>
          <table:table-cell table:style-name="ce5" office:value-type="string">
            <text:p>7,1%</text:p>
          </table:table-cell>
          <table:table-cell table:style-name="ce5" office:value-type="string">
            <text:p>8,1%</text:p>
          </table:table-cell>
          <table:table-cell table:style-name="ce7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adio Pogoda (Warszawa) / do 2015-07 Radio Nostalgia (Warszawa)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4,1%</text:p>
          </table:table-cell>
          <table:table-cell table:style-name="ce7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Eska Rock (Warszawa) / do 2013-11 Radio VOX FM (Warszawa)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3,8%</text:p>
          </table:table-cell>
          <table:table-cell table:style-name="ce7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Warszawa) / badane od 10.2010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2,5%</text:p>
          </table:table-cell>
          <table:table-cell table:style-name="ce7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2,6%</text:p>
          </table:table-cell>
          <table:table-cell table:number-columns-repeated="2" table:style-name="ce5" office:value-type="string">
            <text:p>3,7%</text:p>
          </table:table-cell>
          <table:table-cell table:style-name="ce7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0,1 FM (Warszawa) / do 2015-07 Radio Złote Przeboje Pogoda 100,1 FM (Warszawa)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4,2%</text:p>
          </table:table-cell>
          <table:table-cell table:style-name="ce7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Plus Warszawa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1,5%</text:p>
          </table:table-cell>
          <table:table-cell table:style-name="ce7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Wawa (Warszawa)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8%</text:p>
          </table:table-cell>
          <table:table-cell table:style-name="ce7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ZET Chilli (Warszawa/Kraków) / do 2015-01 Radio ZET Gold (Warszawa)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2,9%</text:p>
          </table:table-cell>
          <table:table-cell table:style-name="ce7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adio Kolor 103 FM (Warszawa)</text:p>
          </table:table-cell>
          <table:table-cell table:style-name="ce5" office:value-type="string">
            <text:p>2,4%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1,8%</text:p>
          </table:table-cell>
          <table:table-cell table:style-name="ce7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1,8%</text:p>
          </table:table-cell>
          <table:table-cell table:style-name="ce7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DC - Radio dla Ciebie (Warszawa) / do 2016.03 Polskie Radio RDC (Warszawa)</text:p>
          </table:table-cell>
          <table:table-cell table:style-name="ce5" office:value-type="string">
            <text:p>1,7%</text:p>
          </table:table-cell>
          <table:table-cell table:number-columns-repeated="2" table:style-name="ce5" office:value-type="string">
            <text:p>1,3%</text:p>
          </table:table-cell>
          <table:table-cell table:style-name="ce7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RMF MAXXX (Warszawa)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1,8%</text:p>
          </table:table-cell>
          <table:table-cell table:style-name="ce7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ock Radio 103,7 FM (Warszawa) / do 2014-01 Radio 103,7 Roxy FM (Warszawa)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0,9%</text:p>
          </table:table-cell>
          <table:table-cell table:style-name="ce7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ZET Gold (Warszawa) / do 2015-01 AntyRadio 94 FM (Warszawa)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7%</text:p>
          </table:table-cell>
          <table:table-cell table:style-name="ce7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Akademickie Radio Kampus (Warszawa)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0,6%</text:p>
          </table:table-cell>
          <table:table-cell table:style-name="ce7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1,8%</text:p>
          </table:table-cell>
          <table:table-cell table:style-name="ce7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5" office:value-type="string">
            <text:p>0,3%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0,9%</text:p>
          </table:table-cell>
          <table:table-cell table:style-name="ce7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Warszawa</text:p>
          </table:table-cell>
          <table:table-cell table:style-name="ce5" office:value-type="string">
            <text:p>1,2%</text:p>
          </table:table-cell>
          <table:table-cell table:number-columns-repeated="2" table:style-name="ce5" office:value-type="string">
            <text:p>0,8%</text:p>
          </table:table-cell>
          <table:table-cell table:style-name="ce7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1,0%</text:p>
          </table:table-cell>
          <table:table-cell table:number-columns-repeated="2" table:style-name="ce5" office:value-type="string">
            <text:p>0,5%</text:p>
          </table:table-cell>
          <table:table-cell table:style-name="ce7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Czwórka / do 2016-08 Polskie Radio 24</text:p>
          </table:table-cell>
          <table:table-cell table:number-columns-repeated="2" office:value-type="string">
            <text:p>0,0%</text:p>
          </table:table-cell>
          <table:table-cell office:value-type="string">
            <text:p>0,1%</text:p>
          </table:table-cell>
          <table:table-cell table:style-name="ce8" office:value-type="string">
            <text:p>0,2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</text:p>
          </table:table-cell>
          <table:table-cell table:style-name="ce6" office:value-type="float" office:value="2410">
            <text:p>2410</text:p>
          </table:table-cell>
          <table:table-cell table:style-name="ce6" office:value-type="float" office:value="2420">
            <text:p>2420</text:p>
          </table:table-cell>
          <table:table-cell table:style-name="ce6" office:value-type="float" office:value="2405">
            <text:p>2405</text:p>
          </table:table-cell>
          <table:table-cell table:style-name="ce6" office:value-type="float" office:value="2451">
            <text:p>245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5 : październik 2015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5 : kwiecień 2016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arsza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arsza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 359 788 (89 048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cław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maj 2015 : październik 2015</text:p>
          </table:table-cell>
          <table:table-cell table:style-name="ce2" office:value-type="string">
            <text:p>listopad 2015 : kwiecień 2016</text:p>
          </table:table-cell>
          <table:table-cell table:style-name="ce2" office:value-type="string">
            <text:p>maj 2016 : październik 2016</text:p>
          </table:table-cell>
          <table:table-cell table:style-name="ce2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number-columns-repeated="3" table:style-name="ce5" office:value-type="string">
            <text:p>13,3%</text:p>
          </table:table-cell>
          <table:table-cell table:style-name="ce7" office:value-type="string">
            <text:p>11,1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0,7%</text:p>
          </table:table-cell>
          <table:table-cell table:style-name="ce5" office:value-type="string">
            <text:p>10,1%</text:p>
          </table:table-cell>
          <table:table-cell table:style-name="ce5" office:value-type="string">
            <text:p>9,3%</text:p>
          </table:table-cell>
          <table:table-cell table:style-name="ce7" office:value-type="string">
            <text:p>10,6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7,8%</text:p>
          </table:table-cell>
          <table:table-cell table:style-name="ce5" office:value-type="string">
            <text:p>9,2%</text:p>
          </table:table-cell>
          <table:table-cell table:style-name="ce7" office:value-type="string">
            <text:p>7,8%</text:p>
          </table:table-cell>
          <table:table-cell table:number-columns-repeated="1019"/>
        </table:table-row>
        <table:table-row table:style-name="ro1">
          <table:table-cell office:value-type="string">
            <text:p>Radio ESKA (Wrocław)</text:p>
          </table:table-cell>
          <table:table-cell table:style-name="ce5" office:value-type="string">
            <text:p>6,8%</text:p>
          </table:table-cell>
          <table:table-cell table:style-name="ce5" office:value-type="string">
            <text:p>6,5%</text:p>
          </table:table-cell>
          <table:table-cell table:style-name="ce5" office:value-type="string">
            <text:p>5,2%</text:p>
          </table:table-cell>
          <table:table-cell table:style-name="ce7" office:value-type="string">
            <text:p>6,9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Pogoda (Wrocław) / do 2016-02 Rock Radio 106,1 FM (Wrocław)</text:p>
          </table:table-cell>
          <table:table-cell table:style-name="ce5" office:value-type="string">
            <text:p>4,3%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4,9%</text:p>
          </table:table-cell>
          <table:table-cell table:style-name="ce7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7,1%</text:p>
          </table:table-cell>
          <table:table-cell table:style-name="ce5" office:value-type="string">
            <text:p>6,6%</text:p>
          </table:table-cell>
          <table:table-cell table:style-name="ce5" office:value-type="string">
            <text:p>6,0%</text:p>
          </table:table-cell>
          <table:table-cell table:style-name="ce7" office:value-type="string">
            <text:p>5,8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Polskie Radio Wrocław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4,3%</text:p>
          </table:table-cell>
          <table:table-cell table:style-name="ce7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6,7%</text:p>
          </table:table-cell>
          <table:table-cell table:style-name="ce5" office:value-type="string">
            <text:p>5,0%</text:p>
          </table:table-cell>
          <table:table-cell table:style-name="ce7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olor 90,4 FM Wrocław</text:p>
          </table:table-cell>
          <table:table-cell table:style-name="ce5" office:value-type="string">
            <text:p>6,9%</text:p>
          </table:table-cell>
          <table:table-cell table:style-name="ce5" office:value-type="string">
            <text:p>7,7%</text:p>
          </table:table-cell>
          <table:table-cell table:style-name="ce5" office:value-type="string">
            <text:p>6,7%</text:p>
          </table:table-cell>
          <table:table-cell table:style-name="ce7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Radio RAM 89,8 FM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4,3%</text:p>
          </table:table-cell>
          <table:table-cell table:style-name="ce5" office:value-type="string">
            <text:p>6,0%</text:p>
          </table:table-cell>
          <table:table-cell table:style-name="ce7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7,0%</text:p>
          </table:table-cell>
          <table:table-cell table:style-name="ce5" office:value-type="string">
            <text:p>6,1%</text:p>
          </table:table-cell>
          <table:table-cell table:style-name="ce5" office:value-type="string">
            <text:p>5,6%</text:p>
          </table:table-cell>
          <table:table-cell table:style-name="ce7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6,6%</text:p>
          </table:table-cell>
          <table:table-cell table:style-name="ce5" office:value-type="string">
            <text:p>5,9%</text:p>
          </table:table-cell>
          <table:table-cell table:style-name="ce5" office:value-type="string">
            <text:p>5,5%</text:p>
          </table:table-cell>
          <table:table-cell table:style-name="ce7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3,5%</text:p>
          </table:table-cell>
          <table:table-cell table:style-name="ce7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Wawa Wrocław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2,7%</text:p>
          </table:table-cell>
          <table:table-cell table:style-name="ce7" office:value-type="string">
            <text:p>3,4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1,9%</text:p>
          </table:table-cell>
          <table:table-cell table:style-name="ce7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Katolickie Radio Rodzina (Wrocław)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0%</text:p>
          </table:table-cell>
          <table:table-cell table:style-name="ce7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ZET Gold (Wrocław) / do 2013-06 Radio Traffic 97,8 FM (Wrocław)</text:p>
          </table:table-cell>
          <table:table-cell table:number-columns-repeated="2" table:style-name="ce5" office:value-type="string">
            <text:p>2,4%</text:p>
          </table:table-cell>
          <table:table-cell table:style-name="ce5" office:value-type="string">
            <text:p>1,7%</text:p>
          </table:table-cell>
          <table:table-cell table:style-name="ce7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1,2%</text:p>
          </table:table-cell>
          <table:table-cell table:style-name="ce7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1,6%</text:p>
          </table:table-cell>
          <table:table-cell table:style-name="ce7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Gra (Wrocław) / do 2015-10 Radio RMF MAXXX (Wrocław)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1,4%</text:p>
          </table:table-cell>
          <table:table-cell table:style-name="ce7" office:value-type="string">
            <text:p>1,0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Akademickie Radio LUZ (Wrocław)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3%</text:p>
          </table:table-cell>
          <table:table-cell table:style-name="ce14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Radio RMF MAXXX (Dolny Śląsk)</text:p>
          </table:table-cell>
          <table:table-cell table:style-name="ce6" office:value-type="string">
            <text:p>0,0%</text:p>
          </table:table-cell>
          <table:table-cell table:style-name="ce6" office:value-type="string">
            <text:p>0,6%</text:p>
          </table:table-cell>
          <table:table-cell office:value-type="string">
            <text:p>0,7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N</text:p>
          </table:table-cell>
          <table:table-cell table:style-name="ce6" office:value-type="float" office:value="1819">
            <text:p>1819</text:p>
          </table:table-cell>
          <table:table-cell table:style-name="ce6" office:value-type="float" office:value="1832">
            <text:p>1832</text:p>
          </table:table-cell>
          <table:table-cell table:style-name="ce6" office:value-type="float" office:value="1817">
            <text:p>1817</text:p>
          </table:table-cell>
          <table:table-cell table:style-name="ce6" office:value-type="float" office:value="1833">
            <text:p>1833</text:p>
          </table:table-cell>
          <table:table-cell table:style-name="ce6" table:number-columns-repeated="11"/>
          <table:table-cell table:number-columns-repeated="1008"/>
        </table:table-row>
        <table:table-row table:style-name="ro1" table:number-rows-repeated="3">
          <table:table-cell table:style-name="ce6" table:number-columns-repeated="16"/>
          <table:table-cell table:number-columns-repeated="1008"/>
        </table:table-row>
        <table:table-row table:style-name="ro1" table:number-rows-repeated="9">
          <table:table-cell table:style-name="ce6" table:number-columns-repeated="5"/>
          <table:table-cell table:number-columns-repeated="1019"/>
        </table:table-row>
        <table:table-row table:style-name="ro1">
          <table:table-cell table:style-name="ce13"/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maj 2015 : październik 2015 (wielkość: 41 989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listopad 2015 : kwiecień 2016 (wielkość: 41 985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ocła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rocła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516 325 (57 446 przypadków, 3,9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uń" table:style-name="ta1">
        <office:forms form:automatic-focus="false" form:apply-design-mode="false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maj 2015 : październik 2015</text:p>
          </table:table-cell>
          <table:table-cell table:style-name="ce2" office:value-type="string">
            <text:p>listopad 2015 : kwiecień 2016</text:p>
          </table:table-cell>
          <table:table-cell table:style-name="ce2" office:value-type="string">
            <text:p>maj 2016 : październik 2016</text:p>
          </table:table-cell>
          <table:table-cell table:style-name="ce2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Gra (Toruń)</text:p>
          </table:table-cell>
          <table:table-cell table:style-name="ce5" office:value-type="string">
            <text:p>9,6%</text:p>
          </table:table-cell>
          <table:table-cell table:style-name="ce5" office:value-type="string">
            <text:p>13,3%</text:p>
          </table:table-cell>
          <table:table-cell table:style-name="ce5" office:value-type="string">
            <text:p>16,2%</text:p>
          </table:table-cell>
          <table:table-cell table:style-name="ce7" office:value-type="string">
            <text:p>15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8,0%</text:p>
          </table:table-cell>
          <table:table-cell table:style-name="ce5" office:value-type="string">
            <text:p>9,8%</text:p>
          </table:table-cell>
          <table:table-cell table:style-name="ce5" office:value-type="string">
            <text:p>14,0%</text:p>
          </table:table-cell>
          <table:table-cell table:style-name="ce7" office:value-type="string">
            <text:p>13,2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5,3%</text:p>
          </table:table-cell>
          <table:table-cell table:style-name="ce5" office:value-type="string">
            <text:p>11,9%</text:p>
          </table:table-cell>
          <table:table-cell table:style-name="ce5" office:value-type="string">
            <text:p>9,9%</text:p>
          </table:table-cell>
          <table:table-cell table:style-name="ce7" office:value-type="string">
            <text:p>11,2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7,8%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8,2%</text:p>
          </table:table-cell>
          <table:table-cell table:style-name="ce7" office:value-type="string">
            <text:p>10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4,4%</text:p>
          </table:table-cell>
          <table:table-cell table:style-name="ce7" office:value-type="string">
            <text:p>10,6%</text:p>
          </table:table-cell>
          <table:table-cell table:number-columns-repeated="1019"/>
        </table:table-row>
        <table:table-row table:style-name="ro1">
          <table:table-cell office:value-type="string">
            <text:p>Radio ESKA Toruń</text:p>
          </table:table-cell>
          <table:table-cell table:style-name="ce5" office:value-type="string">
            <text:p>8,0%</text:p>
          </table:table-cell>
          <table:table-cell table:style-name="ce5" office:value-type="string">
            <text:p>9,9%</text:p>
          </table:table-cell>
          <table:table-cell table:style-name="ce5" office:value-type="string">
            <text:p>8,7%</text:p>
          </table:table-cell>
          <table:table-cell table:style-name="ce7" office:value-type="string">
            <text:p>8,8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4,7%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4,2%</text:p>
          </table:table-cell>
          <table:table-cell table:style-name="ce7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adio Wawa (Toruń)</text:p>
          </table:table-cell>
          <table:table-cell table:style-name="ce5" office:value-type="string">
            <text:p>5,0%</text:p>
          </table:table-cell>
          <table:table-cell table:style-name="ce5" office:value-type="string">
            <text:p>11,7%</text:p>
          </table:table-cell>
          <table:table-cell table:style-name="ce5" office:value-type="string">
            <text:p>7,2%</text:p>
          </table:table-cell>
          <table:table-cell table:style-name="ce7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Radio ZET Gold (Toruń) / do 2013-06 Radio Plus Toruń</text:p>
          </table:table-cell>
          <table:table-cell table:style-name="ce5" office:value-type="string">
            <text:p>7,8%</text:p>
          </table:table-cell>
          <table:table-cell table:style-name="ce5" office:value-type="string">
            <text:p>6,3%</text:p>
          </table:table-cell>
          <table:table-cell table:style-name="ce5" office:value-type="string">
            <text:p>4,7%</text:p>
          </table:table-cell>
          <table:table-cell table:style-name="ce7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12,5%</text:p>
          </table:table-cell>
          <table:table-cell table:style-name="ce5" office:value-type="string">
            <text:p>13,4%</text:p>
          </table:table-cell>
          <table:table-cell table:style-name="ce5" office:value-type="string">
            <text:p>7,6%</text:p>
          </table:table-cell>
          <table:table-cell table:style-name="ce7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5,5%</text:p>
          </table:table-cell>
          <table:table-cell table:style-name="ce7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number-columns-repeated="2" table:style-name="ce5" office:value-type="string">
            <text:p>1,9%</text:p>
          </table:table-cell>
          <table:table-cell table:style-name="ce5" office:value-type="string">
            <text:p>3,0%</text:p>
          </table:table-cell>
          <table:table-cell table:style-name="ce7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RMF MAXXX Bydgoszcz / do 2013-06 Radio Gra Bydgoszcz</text:p>
          </table:table-cell>
          <table:table-cell office:value-type="string">
            <text:p>0,5%</text:p>
          </table:table-cell>
          <table:table-cell office:value-type="string">
            <text:p>0,3%</text:p>
          </table:table-cell>
          <table:table-cell office:value-type="string">
            <text:p>0,4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16" office:value-type="string">
            <text:p>1,5%</text:p>
          </table:table-cell>
          <table:table-cell table:style-name="ce16" office:value-type="string">
            <text:p>1,4%</text:p>
          </table:table-cell>
          <table:table-cell table:style-name="ce16" office:value-type="string">
            <text:p>1,0%</text:p>
          </table:table-cell>
          <table:table-cell table:style-name="ce14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office:value-type="string">
            <text:p>1,5%</text:p>
          </table:table-cell>
          <table:table-cell office:value-type="string">
            <text:p>0,1%</text:p>
          </table:table-cell>
          <table:table-cell office:value-type="string">
            <text:p>1,4%</text:p>
          </table:table-cell>
          <table:table-cell table:style-name="ce8" office:value-type="string">
            <text:p>0,2%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table:number-columns-repeated="2" table:style-name="ce6" office:value-type="float" office:value="575">
            <text:p>575</text:p>
          </table:table-cell>
          <table:table-cell table:style-name="ce6" office:value-type="float" office:value="581">
            <text:p>581</text:p>
          </table:table-cell>
          <table:table-cell table:style-name="ce6" office:value-type="float" office:value="588">
            <text:p>588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5 : październik 2015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5 : kwiecień 2016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oruń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Toruń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7 135 (22 910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zczecin" table:style-name="ta1">
        <table:table-column table:style-name="co18" table:default-cell-style-name="ce1"/>
        <table:table-column table:style-name="co8" table:default-cell-style-name="ce1"/>
        <table:table-column table:style-name="co2" table:default-cell-style-name="ce1"/>
        <table:table-column table:style-name="co16" table:default-cell-style-name="ce1"/>
        <table:table-column table:style-name="co19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maj 2015 : październik 2015</text:p>
          </table:table-cell>
          <table:table-cell table:style-name="ce2" office:value-type="string">
            <text:p>listopad 2015 : kwiecień 2016</text:p>
          </table:table-cell>
          <table:table-cell table:style-name="ce2" office:value-type="string">
            <text:p>maj 2016 : październik 2016</text:p>
          </table:table-cell>
          <table:table-cell table:style-name="ce2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0,0%</text:p>
          </table:table-cell>
          <table:table-cell table:style-name="ce5" office:value-type="string">
            <text:p>12,2%</text:p>
          </table:table-cell>
          <table:table-cell table:style-name="ce5" office:value-type="string">
            <text:p>12,1%</text:p>
          </table:table-cell>
          <table:table-cell table:style-name="ce7" office:value-type="string">
            <text:p>16,6%</text:p>
          </table:table-cell>
          <table:table-cell table:number-columns-repeated="1019"/>
        </table:table-row>
        <table:table-row table:style-name="ro1">
          <table:table-cell office:value-type="string">
            <text:p>Radio Szczecin</text:p>
          </table:table-cell>
          <table:table-cell table:style-name="ce5" office:value-type="string">
            <text:p>16,9%</text:p>
          </table:table-cell>
          <table:table-cell table:style-name="ce5" office:value-type="string">
            <text:p>18,7%</text:p>
          </table:table-cell>
          <table:table-cell table:style-name="ce5" office:value-type="string">
            <text:p>17,2%</text:p>
          </table:table-cell>
          <table:table-cell table:style-name="ce7" office:value-type="string">
            <text:p>16,1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3,4%</text:p>
          </table:table-cell>
          <table:table-cell table:style-name="ce5" office:value-type="string">
            <text:p>13,6%</text:p>
          </table:table-cell>
          <table:table-cell table:style-name="ce5" office:value-type="string">
            <text:p>15,1%</text:p>
          </table:table-cell>
          <table:table-cell table:style-name="ce7" office:value-type="string">
            <text:p>14,0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3,3%</text:p>
          </table:table-cell>
          <table:table-cell table:style-name="ce5" office:value-type="string">
            <text:p>12,4%</text:p>
          </table:table-cell>
          <table:table-cell table:style-name="ce5" office:value-type="string">
            <text:p>11,3%</text:p>
          </table:table-cell>
          <table:table-cell table:style-name="ce7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4,7%</text:p>
          </table:table-cell>
          <table:table-cell table:style-name="ce5" office:value-type="string">
            <text:p>5,4%</text:p>
          </table:table-cell>
          <table:table-cell table:style-name="ce7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3,6%</text:p>
          </table:table-cell>
          <table:table-cell table:style-name="ce7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Na Fali 89,8 FM (Szczecin)</text:p>
          </table:table-cell>
          <table:table-cell table:style-name="ce5" office:value-type="string">
            <text:p>6,3%</text:p>
          </table:table-cell>
          <table:table-cell table:style-name="ce5" office:value-type="string">
            <text:p>5,7%</text:p>
          </table:table-cell>
          <table:table-cell table:style-name="ce5" office:value-type="string">
            <text:p>6,4%</text:p>
          </table:table-cell>
          <table:table-cell table:style-name="ce7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Radio ESKA (Szczecin)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5,6%</text:p>
          </table:table-cell>
          <table:table-cell table:style-name="ce7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3,3%</text:p>
          </table:table-cell>
          <table:table-cell table:style-name="ce7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5,3%</text:p>
          </table:table-cell>
          <table:table-cell table:style-name="ce5" office:value-type="string">
            <text:p>3,9%</text:p>
          </table:table-cell>
          <table:table-cell table:style-name="ce7" office:value-type="string">
            <text:p>3,4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4,9%</text:p>
          </table:table-cell>
          <table:table-cell table:style-name="ce5" office:value-type="string">
            <text:p>3,1%</text:p>
          </table:table-cell>
          <table:table-cell table:style-name="ce5" office:value-type="string">
            <text:p>4,6%</text:p>
          </table:table-cell>
          <table:table-cell table:style-name="ce7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Wawa (Szczecin)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2,4%</text:p>
          </table:table-cell>
          <table:table-cell table:style-name="ce5" office:value-type="string">
            <text:p>2,2%</text:p>
          </table:table-cell>
          <table:table-cell table:style-name="ce7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RMF MAXXX (Szczecin)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2,4%</text:p>
          </table:table-cell>
          <table:table-cell table:style-name="ce7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Plus Szczecin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2,2%</text:p>
          </table:table-cell>
          <table:table-cell table:style-name="ce7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0,7%</text:p>
          </table:table-cell>
          <table:table-cell table:style-name="ce7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number-columns-repeated="2" table:style-name="ce5" office:value-type="string">
            <text:p>1,6%</text:p>
          </table:table-cell>
          <table:table-cell table:style-name="ce5" office:value-type="string">
            <text:p>1,0%</text:p>
          </table:table-cell>
          <table:table-cell table:style-name="ce7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Twoje Radio / do 2017-01 Radio Stargard (Stargard Szczeciński)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2%</text:p>
          </table:table-cell>
          <table:table-cell table:style-name="ce5" office:value-type="string">
            <text:p>0,3%</text:p>
          </table:table-cell>
          <table:table-cell table:style-name="ce7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</text:p>
          </table:table-cell>
          <table:table-cell table:style-name="ce6" office:value-type="float" office:value="1175">
            <text:p>1175</text:p>
          </table:table-cell>
          <table:table-cell table:style-name="ce6" office:value-type="float" office:value="1172">
            <text:p>1172</text:p>
          </table:table-cell>
          <table:table-cell table:style-name="ce6" office:value-type="float" office:value="1155">
            <text:p>1155</text:p>
          </table:table-cell>
          <table:table-cell table:style-name="ce6" office:value-type="float" office:value="1136">
            <text:p>113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8">
          <table:table-cell/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Fale: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4"/>maj 2015 : październik 2015 (wielkość: 41 989)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4"/>listopad 2015 : kwiecień 2016 (wielkość: 41 985)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Grupy celowe: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4"/>Szczecin: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8"/>Wybrane miasta = Szczecin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8"/>Wielkość (nie ważona): 333 607 (35 095 przypadków, 2,4% całej próby)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Ustawienia wskaźników: Wartość wskaźnika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zeszów" table:style-name="ta1"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maj 2015 : październik 2015</text:p>
          </table:table-cell>
          <table:table-cell table:style-name="ce2" office:value-type="string">
            <text:p>listopad 2015 : kwiecień 2016</text:p>
          </table:table-cell>
          <table:table-cell table:style-name="ce2" office:value-type="string">
            <text:p>maj 2016 : październik 2016</text:p>
          </table:table-cell>
          <table:table-cell table:style-name="ce2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3,0%</text:p>
          </table:table-cell>
          <table:table-cell table:style-name="ce5" office:value-type="string">
            <text:p>12,5%</text:p>
          </table:table-cell>
          <table:table-cell table:style-name="ce5" office:value-type="string">
            <text:p>14,5%</text:p>
          </table:table-cell>
          <table:table-cell table:style-name="ce7" office:value-type="string">
            <text:p>16,5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7,3%</text:p>
          </table:table-cell>
          <table:table-cell table:style-name="ce5" office:value-type="string">
            <text:p>15,5%</text:p>
          </table:table-cell>
          <table:table-cell table:style-name="ce5" office:value-type="string">
            <text:p>15,2%</text:p>
          </table:table-cell>
          <table:table-cell table:style-name="ce7" office:value-type="string">
            <text:p>14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1,2%</text:p>
          </table:table-cell>
          <table:table-cell table:number-columns-repeated="2" table:style-name="ce5" office:value-type="string">
            <text:p>9,8%</text:p>
          </table:table-cell>
          <table:table-cell table:style-name="ce7" office:value-type="string">
            <text:p>9,4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8,8%</text:p>
          </table:table-cell>
          <table:table-cell table:style-name="ce5" office:value-type="string">
            <text:p>10,9%</text:p>
          </table:table-cell>
          <table:table-cell table:style-name="ce5" office:value-type="string">
            <text:p>8,1%</text:p>
          </table:table-cell>
          <table:table-cell table:style-name="ce7" office:value-type="string">
            <text:p>8,5%</text:p>
          </table:table-cell>
          <table:table-cell table:number-columns-repeated="1019"/>
        </table:table-row>
        <table:table-row table:style-name="ro1">
          <table:table-cell office:value-type="string">
            <text:p>Polskie Radio Rzeszów</text:p>
          </table:table-cell>
          <table:table-cell table:style-name="ce5" office:value-type="string">
            <text:p>9,1%</text:p>
          </table:table-cell>
          <table:table-cell table:style-name="ce5" office:value-type="string">
            <text:p>11,4%</text:p>
          </table:table-cell>
          <table:table-cell table:style-name="ce5" office:value-type="string">
            <text:p>8,7%</text:p>
          </table:table-cell>
          <table:table-cell table:style-name="ce7" office:value-type="string">
            <text:p>8,3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Res 95,7 FM (Rzeszów)</text:p>
          </table:table-cell>
          <table:table-cell table:style-name="ce5" office:value-type="string">
            <text:p>6,1%</text:p>
          </table:table-cell>
          <table:table-cell table:style-name="ce5" office:value-type="string">
            <text:p>7,8%</text:p>
          </table:table-cell>
          <table:table-cell table:style-name="ce5" office:value-type="string">
            <text:p>8,5%</text:p>
          </table:table-cell>
          <table:table-cell table:style-name="ce7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6,4%</text:p>
          </table:table-cell>
          <table:table-cell table:style-name="ce7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Radio Wawa (Rzeszów)</text:p>
          </table:table-cell>
          <table:table-cell table:style-name="ce5" office:value-type="string">
            <text:p>8,8%</text:p>
          </table:table-cell>
          <table:table-cell table:number-columns-repeated="2" table:style-name="ce5" office:value-type="string">
            <text:p>4,3%</text:p>
          </table:table-cell>
          <table:table-cell table:style-name="ce7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ESKA (Rzeszów)</text:p>
          </table:table-cell>
          <table:table-cell table:style-name="ce5" office:value-type="string">
            <text:p>8,4%</text:p>
          </table:table-cell>
          <table:table-cell table:style-name="ce5" office:value-type="string">
            <text:p>7,7%</text:p>
          </table:table-cell>
          <table:table-cell table:style-name="ce5" office:value-type="string">
            <text:p>7,0%</text:p>
          </table:table-cell>
          <table:table-cell table:style-name="ce7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2,6%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4,8%</text:p>
          </table:table-cell>
          <table:table-cell table:style-name="ce7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0,8%</text:p>
          </table:table-cell>
          <table:table-cell table:style-name="ce7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0,1%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1,0%</text:p>
          </table:table-cell>
          <table:table-cell table:style-name="ce7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VIA (Rzeszów)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1,9%</text:p>
          </table:table-cell>
          <table:table-cell table:style-name="ce7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office:value-type="string">
            <text:p>1,1%</text:p>
          </table:table-cell>
          <table:table-cell office:value-type="string">
            <text:p>1,2%</text:p>
          </table:table-cell>
          <table:table-cell office:value-type="string">
            <text:p>0,2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Rzeszów)</text:p>
          </table:table-cell>
          <table:table-cell table:style-name="ce16" office:value-type="string">
            <text:p>1,3%</text:p>
          </table:table-cell>
          <table:table-cell table:style-name="ce16" office:value-type="string">
            <text:p>1,1%</text:p>
          </table:table-cell>
          <table:table-cell table:style-name="ce16" office:value-type="string">
            <text:p>2,2%</text:p>
          </table:table-cell>
          <table:table-cell table:style-name="ce14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1,9%</text:p>
          </table:table-cell>
          <table:table-cell table:style-name="ce14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519">
            <text:p>519</text:p>
          </table:table-cell>
          <table:table-cell table:style-name="ce6" office:value-type="float" office:value="514">
            <text:p>514</text:p>
          </table:table-cell>
          <table:table-cell table:style-name="ce6" office:value-type="float" office:value="535">
            <text:p>535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5 : październik 2015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5 : kwiecień 2016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Rzesz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Rzesz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37 385 (22 608 przypadków, 1,5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om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7" table:default-cell-style-name="ce1"/>
        <table:table-column table:style-name="co27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maj 2015 : październik 2015</text:p>
          </table:table-cell>
          <table:table-cell table:style-name="ce2" office:value-type="string">
            <text:p>listopad 2015 : kwiecień 2016</text:p>
          </table:table-cell>
          <table:table-cell table:style-name="ce2" office:value-type="string">
            <text:p>maj 2016 : październik 2016</text:p>
          </table:table-cell>
          <table:table-cell table:style-name="ce2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ekord FM (Radom)</text:p>
          </table:table-cell>
          <table:table-cell table:style-name="ce5" office:value-type="string">
            <text:p>25,4%</text:p>
          </table:table-cell>
          <table:table-cell table:style-name="ce5" office:value-type="string">
            <text:p>28,2%</text:p>
          </table:table-cell>
          <table:table-cell table:style-name="ce5" office:value-type="string">
            <text:p>21,8%</text:p>
          </table:table-cell>
          <table:table-cell table:style-name="ce7" office:value-type="string">
            <text:p>28,1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5,4%</text:p>
          </table:table-cell>
          <table:table-cell table:style-name="ce5" office:value-type="string">
            <text:p>10,0%</text:p>
          </table:table-cell>
          <table:table-cell table:style-name="ce5" office:value-type="string">
            <text:p>12,1%</text:p>
          </table:table-cell>
          <table:table-cell table:style-name="ce7" office:value-type="string">
            <text:p>15,3%</text:p>
          </table:table-cell>
          <table:table-cell table:number-columns-repeated="1019"/>
        </table:table-row>
        <table:table-row table:style-name="ro1">
          <table:table-cell office:value-type="string">
            <text:p>Radio ESKA (Radom)</text:p>
          </table:table-cell>
          <table:table-cell table:style-name="ce5" office:value-type="string">
            <text:p>12,0%</text:p>
          </table:table-cell>
          <table:table-cell table:style-name="ce5" office:value-type="string">
            <text:p>14,0%</text:p>
          </table:table-cell>
          <table:table-cell table:style-name="ce5" office:value-type="string">
            <text:p>11,9%</text:p>
          </table:table-cell>
          <table:table-cell table:style-name="ce7" office:value-type="string">
            <text:p>10,7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11,2%</text:p>
          </table:table-cell>
          <table:table-cell table:style-name="ce5" office:value-type="string">
            <text:p>8,8%</text:p>
          </table:table-cell>
          <table:table-cell table:style-name="ce5" office:value-type="string">
            <text:p>9,8%</text:p>
          </table:table-cell>
          <table:table-cell table:style-name="ce7" office:value-type="string">
            <text:p>9,3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2,3%</text:p>
          </table:table-cell>
          <table:table-cell table:style-name="ce5" office:value-type="string">
            <text:p>10,9%</text:p>
          </table:table-cell>
          <table:table-cell table:style-name="ce5" office:value-type="string">
            <text:p>12,2%</text:p>
          </table:table-cell>
          <table:table-cell table:style-name="ce7" office:value-type="string">
            <text:p>8,2%</text:p>
          </table:table-cell>
          <table:table-cell table:number-columns-repeated="1019"/>
        </table:table-row>
        <table:table-row table:style-name="ro1">
          <table:table-cell office:value-type="string">
            <text:p>Radio Plus Radom</text:p>
          </table:table-cell>
          <table:table-cell table:style-name="ce5" office:value-type="string">
            <text:p>6,0%</text:p>
          </table:table-cell>
          <table:table-cell table:style-name="ce5" office:value-type="string">
            <text:p>6,3%</text:p>
          </table:table-cell>
          <table:table-cell table:style-name="ce5" office:value-type="string">
            <text:p>7,4%</text:p>
          </table:table-cell>
          <table:table-cell table:style-name="ce7" office:value-type="string">
            <text:p>5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number-columns-repeated="2" table:style-name="ce5" office:value-type="string">
            <text:p>7,7%</text:p>
          </table:table-cell>
          <table:table-cell table:style-name="ce5" office:value-type="string">
            <text:p>6,0%</text:p>
          </table:table-cell>
          <table:table-cell table:style-name="ce7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4,6%</text:p>
          </table:table-cell>
          <table:table-cell table:style-name="ce7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VOX FM (Radom) / do 2016-08 Radio Mazowsze (Radom)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4,8%</text:p>
          </table:table-cell>
          <table:table-cell table:style-name="ce7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2,1%</text:p>
          </table:table-cell>
          <table:table-cell table:style-name="ce7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DC - Radio dla Ciebie (Warszawa) / do 2016.03 Polskie Radio RDC (Warszawa)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9%</text:p>
          </table:table-cell>
          <table:table-cell table:style-name="ce7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RMF MAXXX (Kielce)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8%</text:p>
          </table:table-cell>
          <table:table-cell table:style-name="ce7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16" office:value-type="string">
            <text:p>1,1%</text:p>
          </table:table-cell>
          <table:table-cell table:style-name="ce16" office:value-type="string">
            <text:p>1,5%</text:p>
          </table:table-cell>
          <table:table-cell table:style-name="ce16" office:value-type="string">
            <text:p>0,6%</text:p>
          </table:table-cell>
          <table:table-cell table:style-name="ce14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N</text:p>
          </table:table-cell>
          <table:table-cell table:style-name="ce6" office:value-type="float" office:value="626">
            <text:p>626</text:p>
          </table:table-cell>
          <table:table-cell table:style-name="ce6" office:value-type="float" office:value="635">
            <text:p>635</text:p>
          </table:table-cell>
          <table:table-cell table:style-name="ce6" office:value-type="float" office:value="627">
            <text:p>627</text:p>
          </table:table-cell>
          <table:table-cell table:style-name="ce6" office:value-type="float" office:value="637">
            <text:p>637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6" table:number-columns-repeated="4"/>
          <table:table-cell table:number-columns-repeated="1019"/>
        </table:table-row>
        <table:table-row table:style-name="ro1">
          <table:table-cell table:style-name="ce6"/>
          <table:table-cell table:style-name="ce16" table:number-columns-repeated="5"/>
          <table:table-cell table:number-columns-repeated="1018"/>
        </table:table-row>
        <table:table-row table:style-name="ro1" table:number-rows-repeated="2">
          <table:table-cell table:style-name="ce6"/>
          <table:table-cell table:style-name="ce17" table:number-columns-repeated="3"/>
          <table:table-cell table:style-name="ce16"/>
          <table:table-cell table:number-columns-repeated="1019"/>
        </table:table-row>
        <table:table-row table:style-name="ro1" table:number-rows-repeated="3">
          <table:table-cell table:style-name="ce6"/>
          <table:table-cell table:style-name="ce12"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12"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12" office:value-type="string">
            <text:p>Fale:</text:p>
          </table:table-cell>
          <table:table-cell table:style-name="ce12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2" office:value-type="string">
            <text:p><text:s text:c="4"/>maj 2015 : październik 2015 (wielkość: 41 989)</text:p>
          </table:table-cell>
          <table:table-cell table:style-name="ce12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2" office:value-type="string">
            <text:p><text:s text:c="4"/>listopad 2015 : kwiecień 2016 (wielkość: 41 985)</text:p>
          </table:table-cell>
          <table:table-cell table:style-name="ce12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2" office:value-type="string">
            <text:p><text:s text:c="4"/>maj 2016 : październik 2016 (wielkość: 41 781)</text:p>
          </table:table-cell>
          <table:table-cell table:style-name="ce12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2" office:value-type="string">
            <text:p><text:s text:c="4"/>listopad 2016 : kwiecień 2017 (wielkość: 41 711)</text:p>
          </table:table-cell>
          <table:table-cell table:style-name="ce12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3" office:value-type="string">
            <text:p>Grupy celowe:</text:p>
          </table:table-cell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<text:s text:c="4"/>Radom:</text:p>
          </table:table-cell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<text:s text:c="8"/>Wybrane miasta = Radom</text:p>
          </table:table-cell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<text:s text:c="8"/>Wielkość (nie ważona): 178 851 (23 590 przypadków, 1,6% całej próby)</text:p>
          </table:table-cell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<text:s text:c="8"/>Braki danych usunięte po każdej zmiennej.</text:p>
          </table:table-cell>
          <table:table-cell table:style-name="ce13" table:number-columns-repeated="2"/>
          <table:table-cell table:number-columns-repeated="1021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znań" table:style-name="ta1"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10" table:default-cell-style-name="ce1"/>
        <table:table-column table:style-name="co26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maj 2015 : październik 2015</text:p>
          </table:table-cell>
          <table:table-cell table:style-name="ce2" office:value-type="string">
            <text:p>listopad 2015 : kwiecień 2016</text:p>
          </table:table-cell>
          <table:table-cell table:style-name="ce2" office:value-type="string">
            <text:p>maj 2016 : październik 2016</text:p>
          </table:table-cell>
          <table:table-cell table:style-name="ce2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1,5%</text:p>
          </table:table-cell>
          <table:table-cell table:style-name="ce5" office:value-type="string">
            <text:p>8,9%</text:p>
          </table:table-cell>
          <table:table-cell table:style-name="ce5" office:value-type="string">
            <text:p>10,9%</text:p>
          </table:table-cell>
          <table:table-cell table:style-name="ce7" office:value-type="string">
            <text:p>10,7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6,8%</text:p>
          </table:table-cell>
          <table:table-cell table:style-name="ce5" office:value-type="string">
            <text:p>7,5%</text:p>
          </table:table-cell>
          <table:table-cell table:style-name="ce7" office:value-type="string">
            <text:p>9,9%</text:p>
          </table:table-cell>
          <table:table-cell table:number-columns-repeated="1019"/>
        </table:table-row>
        <table:table-row table:style-name="ro1">
          <table:table-cell office:value-type="string">
            <text:p>Radio ESKA (Poznań)</text:p>
          </table:table-cell>
          <table:table-cell table:style-name="ce5" office:value-type="string">
            <text:p>11,0%</text:p>
          </table:table-cell>
          <table:table-cell table:style-name="ce5" office:value-type="string">
            <text:p>13,8%</text:p>
          </table:table-cell>
          <table:table-cell table:style-name="ce5" office:value-type="string">
            <text:p>10,9%</text:p>
          </table:table-cell>
          <table:table-cell table:style-name="ce7" office:value-type="string">
            <text:p>9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4,3%</text:p>
          </table:table-cell>
          <table:table-cell table:style-name="ce5" office:value-type="string">
            <text:p>13,1%</text:p>
          </table:table-cell>
          <table:table-cell table:style-name="ce5" office:value-type="string">
            <text:p>10,3%</text:p>
          </table:table-cell>
          <table:table-cell table:style-name="ce7" office:value-type="string">
            <text:p>7,8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88,4 FM (Poznań)</text:p>
          </table:table-cell>
          <table:table-cell table:style-name="ce5" office:value-type="string">
            <text:p>11,1%</text:p>
          </table:table-cell>
          <table:table-cell table:style-name="ce5" office:value-type="string">
            <text:p>10,8%</text:p>
          </table:table-cell>
          <table:table-cell table:style-name="ce5" office:value-type="string">
            <text:p>10,1%</text:p>
          </table:table-cell>
          <table:table-cell table:style-name="ce7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Polskie Radio Merkury (Poznań)</text:p>
          </table:table-cell>
          <table:table-cell table:style-name="ce5" office:value-type="string">
            <text:p>7,0%</text:p>
          </table:table-cell>
          <table:table-cell table:style-name="ce5" office:value-type="string">
            <text:p>6,0%</text:p>
          </table:table-cell>
          <table:table-cell table:style-name="ce5" office:value-type="string">
            <text:p>5,3%</text:p>
          </table:table-cell>
          <table:table-cell table:style-name="ce7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6,5%</text:p>
          </table:table-cell>
          <table:table-cell table:style-name="ce5" office:value-type="string">
            <text:p>7,1%</text:p>
          </table:table-cell>
          <table:table-cell table:style-name="ce7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Radio VOX FM (Poznań) / do 2013-11 Radio Eska Rock (Poznań)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7,8%</text:p>
          </table:table-cell>
          <table:table-cell table:style-name="ce7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6,2%</text:p>
          </table:table-cell>
          <table:table-cell table:style-name="ce5" office:value-type="string">
            <text:p>5,6%</text:p>
          </table:table-cell>
          <table:table-cell table:style-name="ce7" office:value-type="string">
            <text:p>5,7%</text:p>
          </table:table-cell>
          <table:table-cell table:number-columns-repeated="1019"/>
        </table:table-row>
        <table:table-row table:style-name="ro1">
          <table:table-cell office:value-type="string">
            <text:p>Radio Pogoda (Poznań) / do 2015-06 Radio Blue FM 103,4 (Poznań)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4,9%</text:p>
          </table:table-cell>
          <table:table-cell table:style-name="ce7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3,3%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3,8%</text:p>
          </table:table-cell>
          <table:table-cell table:style-name="ce7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1,4%</text:p>
          </table:table-cell>
          <table:table-cell table:style-name="ce7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number-columns-repeated="2" table:style-name="ce5" office:value-type="string">
            <text:p>0,9%</text:p>
          </table:table-cell>
          <table:table-cell table:style-name="ce5" office:value-type="string">
            <text:p>2,0%</text:p>
          </table:table-cell>
          <table:table-cell table:style-name="ce7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ock Radio 105,4 FM (Poznań) / do 2014-01 Radio 105,4 Roxy FM (Poznań)</text:p>
          </table:table-cell>
          <table:table-cell table:style-name="ce5" office:value-type="string">
            <text:p>2,4%</text:p>
          </table:table-cell>
          <table:table-cell table:number-columns-repeated="2" table:style-name="ce5" office:value-type="string">
            <text:p>3,4%</text:p>
          </table:table-cell>
          <table:table-cell table:style-name="ce7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MC Radio (Poznań)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0%</text:p>
          </table:table-cell>
          <table:table-cell table:style-name="ce7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RMF MAXXX (Poznań)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2,9%</text:p>
          </table:table-cell>
          <table:table-cell table:style-name="ce7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0,5%</text:p>
          </table:table-cell>
          <table:table-cell table:style-name="ce7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Radio Afera (Poznań)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9%</text:p>
          </table:table-cell>
          <table:table-cell table:style-name="ce7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9%</text:p>
          </table:table-cell>
          <table:table-cell table:style-name="ce7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ZET Gold (Poznań) / do 2013-06 Radio Planeta (Poznań)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0,6%</text:p>
          </table:table-cell>
          <table:table-cell table:style-name="ce7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Emaus - Katolickie Radio Poznań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5%</text:p>
          </table:table-cell>
          <table:table-cell table:style-name="ce7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0,5%</text:p>
          </table:table-cell>
          <table:table-cell table:style-name="ce7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table:style-name="ce6" office:value-type="float" office:value="1591">
            <text:p>1591</text:p>
          </table:table-cell>
          <table:table-cell table:number-columns-repeated="2" table:style-name="ce6" office:value-type="float" office:value="1573">
            <text:p>1573</text:p>
          </table:table-cell>
          <table:table-cell table:style-name="ce6" office:value-type="float" office:value="1572">
            <text:p>1572</text:p>
          </table:table-cell>
          <table:table-cell table:number-columns-repeated="1019"/>
        </table:table-row>
        <table:table-row table:style-name="ro1" table:number-rows-repeated="2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1" table:number-rows-repeated="4">
          <table:table-cell table:style-name="ce12"/>
          <table:table-cell table:number-columns-repeated="1023"/>
        </table:table-row>
        <table:table-row table:style-name="ro1">
          <table:table-cell table:style-name="ce12" office:value-type="string">
            <text:p>Fale: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4"/>maj 2015 : październik 2015 (wielkość: 41 989)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4"/>listopad 2015 : kwiecień 2016 (wielkość: 41 985)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Grupy celowe: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4"/>Poznań: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8"/>Wybrane miasta = Poznań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8"/>Wielkość (nie ważona): 456 531 (55 218 przypadków, 3,8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sztyn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default-cell-style-name="ce1"/>
        <table:table-column table:style-name="co33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8"/>
          <table:table-cell table:style-name="ce18" office:value-type="string">
            <text:p>maj 2015 : październik 2015</text:p>
          </table:table-cell>
          <table:table-cell table:style-name="ce18" office:value-type="string">
            <text:p>listopad 2015 : kwiecień 2016</text:p>
          </table:table-cell>
          <table:table-cell table:style-name="ce18" office:value-type="string">
            <text:p>maj 2016 : październik 2016</text:p>
          </table:table-cell>
          <table:table-cell table:style-name="ce18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25,7%</text:p>
          </table:table-cell>
          <table:table-cell table:style-name="ce5" office:value-type="string">
            <text:p>21,0%</text:p>
          </table:table-cell>
          <table:table-cell table:style-name="ce5" office:value-type="string">
            <text:p>22,6%</text:p>
          </table:table-cell>
          <table:table-cell table:style-name="ce7" office:value-type="string">
            <text:p>24,3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2,5%</text:p>
          </table:table-cell>
          <table:table-cell table:style-name="ce5" office:value-type="string">
            <text:p>16,8%</text:p>
          </table:table-cell>
          <table:table-cell table:style-name="ce5" office:value-type="string">
            <text:p>11,9%</text:p>
          </table:table-cell>
          <table:table-cell table:style-name="ce7" office:value-type="string">
            <text:p>13,2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2,9%</text:p>
          </table:table-cell>
          <table:table-cell table:style-name="ce5" office:value-type="string">
            <text:p>11,1%</text:p>
          </table:table-cell>
          <table:table-cell table:style-name="ce5" office:value-type="string">
            <text:p>11,0%</text:p>
          </table:table-cell>
          <table:table-cell table:style-name="ce7" office:value-type="string">
            <text:p>10,8%</text:p>
          </table:table-cell>
          <table:table-cell table:number-columns-repeated="1019"/>
        </table:table-row>
        <table:table-row table:style-name="ro1">
          <table:table-cell office:value-type="string">
            <text:p>Polskie Radio Olsztyn</text:p>
          </table:table-cell>
          <table:table-cell table:style-name="ce5" office:value-type="string">
            <text:p>9,3%</text:p>
          </table:table-cell>
          <table:table-cell table:style-name="ce5" office:value-type="string">
            <text:p>11,6%</text:p>
          </table:table-cell>
          <table:table-cell table:style-name="ce5" office:value-type="string">
            <text:p>10,7%</text:p>
          </table:table-cell>
          <table:table-cell table:style-name="ce7" office:value-type="string">
            <text:p>9,6%</text:p>
          </table:table-cell>
          <table:table-cell table:number-columns-repeated="1019"/>
        </table:table-row>
        <table:table-row table:style-name="ro1">
          <table:table-cell office:value-type="string">
            <text:p>Radio ESKA Olsztyn</text:p>
          </table:table-cell>
          <table:table-cell table:style-name="ce5" office:value-type="string">
            <text:p>6,7%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9,6%</text:p>
          </table:table-cell>
          <table:table-cell table:style-name="ce7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7,9%</text:p>
          </table:table-cell>
          <table:table-cell table:style-name="ce5" office:value-type="string">
            <text:p>9,5%</text:p>
          </table:table-cell>
          <table:table-cell table:style-name="ce5" office:value-type="string">
            <text:p>10,7%</text:p>
          </table:table-cell>
          <table:table-cell table:style-name="ce7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ZET Gold Olsztyn / do 2013-06 Radio Planeta Olsztyn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2,1%</text:p>
          </table:table-cell>
          <table:table-cell table:style-name="ce7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3,1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4,2%</text:p>
          </table:table-cell>
          <table:table-cell table:style-name="ce7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8,1%</text:p>
          </table:table-cell>
          <table:table-cell table:style-name="ce5" office:value-type="string">
            <text:p>4,5%</text:p>
          </table:table-cell>
          <table:table-cell table:style-name="ce5" office:value-type="string">
            <text:p>4,8%</text:p>
          </table:table-cell>
          <table:table-cell table:style-name="ce7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Plus Olsztyn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2,7%</text:p>
          </table:table-cell>
          <table:table-cell table:style-name="ce7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1,9%</text:p>
          </table:table-cell>
          <table:table-cell table:style-name="ce7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7%</text:p>
          </table:table-cell>
          <table:table-cell table:style-name="ce7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0,2%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0,8%</text:p>
          </table:table-cell>
          <table:table-cell table:style-name="ce7" office:value-type="string">
            <text:p>1,0%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Radio UWM FM (Olsztyn)</text:p>
          </table:table-cell>
          <table:table-cell table:style-name="ce6" office:value-type="string">
            <text:p>0,7%</text:p>
          </table:table-cell>
          <table:table-cell table:number-columns-repeated="2" table:style-name="ce6" office:value-type="string">
            <text:p>0,4%</text:p>
          </table:table-cell>
          <table:table-cell table:style-name="ce14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office:value-type="string">
            <text:p>0,5%</text:p>
          </table:table-cell>
          <table:table-cell office:value-type="string">
            <text:p>0,2%</text:p>
          </table:table-cell>
          <table:table-cell office:value-type="string">
            <text:p>2,5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ZET Gold Mazury (Ostróda) / do 2015-03 Radio Mazury (Ostróda)</text:p>
          </table:table-cell>
          <table:table-cell table:number-columns-repeated="3" table:style-name="ce16" office:value-type="string">
            <text:p>0,0%</text:p>
          </table:table-cell>
          <table:table-cell table:style-name="ce14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16" office:value-type="string">
            <text:p>1,2%</text:p>
          </table:table-cell>
          <table:table-cell table:style-name="ce16" office:value-type="string">
            <text:p>0,5%</text:p>
          </table:table-cell>
          <table:table-cell table:style-name="ce16" office:value-type="string">
            <text:p>0,4%</text:p>
          </table:table-cell>
          <table:table-cell table:style-name="ce14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table:style-name="ce6" office:value-type="float" office:value="507">
            <text:p>507</text:p>
          </table:table-cell>
          <table:table-cell table:style-name="ce6" office:value-type="float" office:value="510">
            <text:p>51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502">
            <text:p>502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maj 2015 : październik 2015 (wielkość: 41 989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listopad 2015 : kwiecień 2016 (wielkość: 41 985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Olsztyn: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8"/>Wybrane miasta = Olsztyn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141 921 (23 995 przypadków, 1,6% całej próby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Ustawienia wskaźników: Wartość wskaźnika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Łódź" table:style-name="ta1">
        <table:table-column table:style-name="co34" table:default-cell-style-name="ce1"/>
        <table:table-column table:style-name="co35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style-name="ce18"/>
          <table:table-cell table:style-name="ce18" office:value-type="string">
            <text:p>maj 2015 : październik 2015</text:p>
          </table:table-cell>
          <table:table-cell table:style-name="ce18" office:value-type="string">
            <text:p>listopad 2015 : kwiecień 2016</text:p>
          </table:table-cell>
          <table:table-cell table:style-name="ce18" office:value-type="string">
            <text:p>maj 2016 : październik 2016</text:p>
          </table:table-cell>
          <table:table-cell table:style-name="ce18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3,7%</text:p>
          </table:table-cell>
          <table:table-cell table:style-name="ce5" office:value-type="string">
            <text:p>14,7%</text:p>
          </table:table-cell>
          <table:table-cell table:style-name="ce5" office:value-type="string">
            <text:p>16,6%</text:p>
          </table:table-cell>
          <table:table-cell table:style-name="ce7" office:value-type="string">
            <text:p>13,6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9,4%</text:p>
          </table:table-cell>
          <table:table-cell table:style-name="ce5" office:value-type="string">
            <text:p>13,1%</text:p>
          </table:table-cell>
          <table:table-cell table:style-name="ce5" office:value-type="string">
            <text:p>10,3%</text:p>
          </table:table-cell>
          <table:table-cell table:style-name="ce7" office:value-type="string">
            <text:p>11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0,5%</text:p>
          </table:table-cell>
          <table:table-cell table:style-name="ce5" office:value-type="string">
            <text:p>11,8%</text:p>
          </table:table-cell>
          <table:table-cell table:style-name="ce5" office:value-type="string">
            <text:p>10,6%</text:p>
          </table:table-cell>
          <table:table-cell table:style-name="ce7" office:value-type="string">
            <text:p>10,7%</text:p>
          </table:table-cell>
          <table:table-cell table:number-columns-repeated="1019"/>
        </table:table-row>
        <table:table-row table:style-name="ro1">
          <table:table-cell office:value-type="string">
            <text:p>Radio ESKA (Łódź)</text:p>
          </table:table-cell>
          <table:table-cell table:style-name="ce5" office:value-type="string">
            <text:p>12,6%</text:p>
          </table:table-cell>
          <table:table-cell table:style-name="ce5" office:value-type="string">
            <text:p>7,3%</text:p>
          </table:table-cell>
          <table:table-cell table:style-name="ce5" office:value-type="string">
            <text:p>8,9%</text:p>
          </table:table-cell>
          <table:table-cell table:style-name="ce7" office:value-type="string">
            <text:p>10,6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5,7%</text:p>
          </table:table-cell>
          <table:table-cell table:style-name="ce5" office:value-type="string">
            <text:p>6,8%</text:p>
          </table:table-cell>
          <table:table-cell table:style-name="ce7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10,0%</text:p>
          </table:table-cell>
          <table:table-cell table:style-name="ce5" office:value-type="string">
            <text:p>9,3%</text:p>
          </table:table-cell>
          <table:table-cell table:style-name="ce5" office:value-type="string">
            <text:p>7,6%</text:p>
          </table:table-cell>
          <table:table-cell table:style-name="ce7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6,3%</text:p>
          </table:table-cell>
          <table:table-cell table:style-name="ce5" office:value-type="string">
            <text:p>6,6%</text:p>
          </table:table-cell>
          <table:table-cell table:style-name="ce7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5,1%</text:p>
          </table:table-cell>
          <table:table-cell table:style-name="ce7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1,3 FM (Pabianice)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4,8%</text:p>
          </table:table-cell>
          <table:table-cell table:style-name="ce7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Parada (Łódź)</text:p>
          </table:table-cell>
          <table:table-cell table:number-columns-repeated="2" table:style-name="ce5" office:value-type="string">
            <text:p>4,1%</text:p>
          </table:table-cell>
          <table:table-cell table:style-name="ce5" office:value-type="string">
            <text:p>3,5%</text:p>
          </table:table-cell>
          <table:table-cell table:style-name="ce7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2,3%</text:p>
          </table:table-cell>
          <table:table-cell table:style-name="ce7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Łódź</text:p>
          </table:table-cell>
          <table:table-cell table:style-name="ce5" office:value-type="string">
            <text:p>4,3%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3,1%</text:p>
          </table:table-cell>
          <table:table-cell table:style-name="ce7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5" office:value-type="string">
            <text:p>0,9%</text:p>
          </table:table-cell>
          <table:table-cell table:number-columns-repeated="2" table:style-name="ce5" office:value-type="string">
            <text:p>1,2%</text:p>
          </table:table-cell>
          <table:table-cell table:style-name="ce7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ZET Gold (Łódź) / do 2013-06 Radio Planeta (Łódź)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1,4%</text:p>
          </table:table-cell>
          <table:table-cell table:style-name="ce7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Plus Łódź</text:p>
          </table:table-cell>
          <table:table-cell table:style-name="ce5" office:value-type="string">
            <text:p>2,4%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3,6%</text:p>
          </table:table-cell>
          <table:table-cell table:style-name="ce7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Wawa (Łódź)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2,6%</text:p>
          </table:table-cell>
          <table:table-cell table:style-name="ce7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number-columns-repeated="2" table:style-name="ce5" office:value-type="string">
            <text:p>1,5%</text:p>
          </table:table-cell>
          <table:table-cell table:style-name="ce5" office:value-type="string">
            <text:p>1,4%</text:p>
          </table:table-cell>
          <table:table-cell table:style-name="ce7" office:value-type="string">
            <text:p>0,8%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Radio Maryja</text:p>
          </table:table-cell>
          <table:table-cell table:number-columns-repeated="2" table:style-name="ce19" office:value-type="string">
            <text:p>1,5%</text:p>
          </table:table-cell>
          <table:table-cell table:style-name="ce19" office:value-type="string">
            <text:p>0,9%</text:p>
          </table:table-cell>
          <table:table-cell table:style-name="ce20" office:value-type="string">
            <text:p>0,7%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Radio Eska Rock (Warszawa) / do 2013-11 Radio VOX FM (Warszawa)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7%</text:p>
          </table:table-cell>
          <table:table-cell table:style-name="ce14" office:value-type="string">
            <text:p>0,6%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6" office:value-type="string">
            <text:p>Polskie Radio 24 / do 2016-08 Czwórka - Program 4 Polskiego Radia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0,6%</text:p>
          </table:table-cell>
          <table:table-cell table:style-name="ce14" office:value-type="string">
            <text:p>0,5%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Studenckie Radio Żak (Łódź)</text:p>
          </table:table-cell>
          <table:table-cell table:style-name="ce12" office:value-type="string">
            <text:p>0,1%</text:p>
          </table:table-cell>
          <table:table-cell table:style-name="ce12" office:value-type="string">
            <text:p>0,5%</text:p>
          </table:table-cell>
          <table:table-cell table:style-name="ce12" office:value-type="string">
            <text:p>0,4%</text:p>
          </table:table-cell>
          <table:table-cell table:style-name="ce21" office:value-type="string">
            <text:p>0,4%</text:p>
          </table:table-cell>
          <table:table-cell table:style-name="ce13" table:number-columns-repeated="8"/>
          <table:table-cell table:number-columns-repeated="1011"/>
        </table:table-row>
        <table:table-row table:style-name="ro1">
          <table:table-cell table:style-name="ce13" office:value-type="string">
            <text:p>N</text:p>
          </table:table-cell>
          <table:table-cell table:style-name="ce6" office:value-type="float" office:value="2098">
            <text:p>2098</text:p>
          </table:table-cell>
          <table:table-cell table:style-name="ce6" office:value-type="float" office:value="2096">
            <text:p>2096</text:p>
          </table:table-cell>
          <table:table-cell table:style-name="ce6" office:value-type="float" office:value="2097">
            <text:p>2097</text:p>
          </table:table-cell>
          <table:table-cell table:style-name="ce6" office:value-type="float" office:value="2108">
            <text:p>2108</text:p>
          </table:table-cell>
          <table:table-cell table:style-name="ce13" table:number-columns-repeated="8"/>
          <table:table-cell table:number-columns-repeated="1011"/>
        </table:table-row>
        <table:table-row table:style-name="ro1" table:number-rows-repeated="7">
          <table:table-cell table:style-name="ce13"/>
          <table:table-cell table:style-name="ce12" table:number-columns-repeated="4"/>
          <table:table-cell table:style-name="ce13" table:number-columns-repeated="8"/>
          <table:table-cell table:number-columns-repeated="1011"/>
        </table:table-row>
        <table:table-row table:style-name="ro1" table:number-rows-repeated="4">
          <table:table-cell table:style-name="ce13" table:number-columns-repeated="13"/>
          <table:table-cell table:number-columns-repeated="1011"/>
        </table:table-row>
        <table:table-row table:style-name="ro1">
          <table:table-cell table:style-name="ce13" office:value-type="string">
            <text:p>Fale: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table:style-name="ce13" office:value-type="string">
            <text:p><text:s text:c="4"/>maj 2015 : październik 2015 (wielkość: 41 989)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table:style-name="ce13" office:value-type="string">
            <text:p><text:s text:c="4"/>listopad 2015 : kwiecień 2016 (wielkość: 41 985)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table:style-name="ce13" office:value-type="string">
            <text:p><text:s text:c="4"/>maj 2016 : październik 2016 (wielkość: 41 781)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Łodź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Łódź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13 687 (59 697 przypadków, 4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Ustawienia wskaźników: Wartość wskaźnika</text:p>
          </table:table-cell>
          <table:table-cell table:style-name="ce16" table:number-columns-repeated="4"/>
          <table:table-cell table:number-columns-repeated="1019"/>
        </table:table-row>
        <table:table-row table:style-name="ro1">
          <table:table-cell table:style-name="ce6" table:number-columns-repeated="5"/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blin" table:style-name="ta1">
        <table:table-column table:style-name="co38" table:default-cell-style-name="ce1"/>
        <table:table-column table:style-name="co39" table:default-cell-style-name="ce1"/>
        <table:table-column table:style-name="co4" table:default-cell-style-name="ce1"/>
        <table:table-column table:style-name="co40" table:default-cell-style-name="ce1"/>
        <table:table-column table:style-name="co37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8"/>
          <table:table-cell table:style-name="ce18" office:value-type="string">
            <text:p>maj 2015 : październik 2015</text:p>
          </table:table-cell>
          <table:table-cell table:style-name="ce18" office:value-type="string">
            <text:p>listopad 2015 : kwiecień 2016</text:p>
          </table:table-cell>
          <table:table-cell table:style-name="ce18" office:value-type="string">
            <text:p>maj 2016 : październik 2016</text:p>
          </table:table-cell>
          <table:table-cell table:style-name="ce18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number-columns-repeated="2" table:style-name="ce5" office:value-type="string">
            <text:p>13,7%</text:p>
          </table:table-cell>
          <table:table-cell table:style-name="ce5" office:value-type="string">
            <text:p>14,4%</text:p>
          </table:table-cell>
          <table:table-cell table:style-name="ce7" office:value-type="string">
            <text:p>13,7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2,7%</text:p>
          </table:table-cell>
          <table:table-cell table:style-name="ce5" office:value-type="string">
            <text:p>13,1%</text:p>
          </table:table-cell>
          <table:table-cell table:style-name="ce5" office:value-type="string">
            <text:p>12,8%</text:p>
          </table:table-cell>
          <table:table-cell table:style-name="ce7" office:value-type="string">
            <text:p>11,8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3,2%</text:p>
          </table:table-cell>
          <table:table-cell table:style-name="ce5" office:value-type="string">
            <text:p>12,6%</text:p>
          </table:table-cell>
          <table:table-cell table:style-name="ce5" office:value-type="string">
            <text:p>11,1%</text:p>
          </table:table-cell>
          <table:table-cell table:style-name="ce7" office:value-type="string">
            <text:p>9,8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9,8%</text:p>
          </table:table-cell>
          <table:table-cell table:style-name="ce5" office:value-type="string">
            <text:p>10,3%</text:p>
          </table:table-cell>
          <table:table-cell table:style-name="ce5" office:value-type="string">
            <text:p>7,8%</text:p>
          </table:table-cell>
          <table:table-cell table:style-name="ce7" office:value-type="string">
            <text:p>8,8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8,4%</text:p>
          </table:table-cell>
          <table:table-cell table:style-name="ce5" office:value-type="string">
            <text:p>9,2%</text:p>
          </table:table-cell>
          <table:table-cell table:style-name="ce5" office:value-type="string">
            <text:p>8,4%</text:p>
          </table:table-cell>
          <table:table-cell table:style-name="ce7" office:value-type="string">
            <text:p>8,4%</text:p>
          </table:table-cell>
          <table:table-cell table:number-columns-repeated="1019"/>
        </table:table-row>
        <table:table-row table:style-name="ro1">
          <table:table-cell office:value-type="string">
            <text:p>Radio ESKA (Lublin)</text:p>
          </table:table-cell>
          <table:table-cell table:style-name="ce5" office:value-type="string">
            <text:p>6,2%</text:p>
          </table:table-cell>
          <table:table-cell table:style-name="ce5" office:value-type="string">
            <text:p>6,9%</text:p>
          </table:table-cell>
          <table:table-cell table:style-name="ce5" office:value-type="string">
            <text:p>7,5%</text:p>
          </table:table-cell>
          <table:table-cell table:style-name="ce7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Puls 95,6 FM (Lublin)</text:p>
          </table:table-cell>
          <table:table-cell table:style-name="ce5" office:value-type="string">
            <text:p>10,8%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7,4%</text:p>
          </table:table-cell>
          <table:table-cell table:style-name="ce7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4,5%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7,1%</text:p>
          </table:table-cell>
          <table:table-cell table:style-name="ce7" office:value-type="string">
            <text:p>6,6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5,8%</text:p>
          </table:table-cell>
          <table:table-cell table:style-name="ce7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2,4%</text:p>
          </table:table-cell>
          <table:table-cell table:style-name="ce5" office:value-type="string">
            <text:p>3,1%</text:p>
          </table:table-cell>
          <table:table-cell table:style-name="ce7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Freee (Lublin)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3,1%</text:p>
          </table:table-cell>
          <table:table-cell table:style-name="ce5" office:value-type="string">
            <text:p>3,3%</text:p>
          </table:table-cell>
          <table:table-cell table:style-name="ce7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Polskie Radio Lublin</text:p>
          </table:table-cell>
          <table:table-cell table:number-columns-repeated="2" table:style-name="ce5" office:value-type="string">
            <text:p>3,8%</text:p>
          </table:table-cell>
          <table:table-cell table:style-name="ce5" office:value-type="string">
            <text:p>4,0%</text:p>
          </table:table-cell>
          <table:table-cell table:style-name="ce7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Lublin)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4,6%</text:p>
          </table:table-cell>
          <table:table-cell table:style-name="ce5" office:value-type="string">
            <text:p>2,8%</text:p>
          </table:table-cell>
          <table:table-cell table:style-name="ce7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0%</text:p>
          </table:table-cell>
          <table:table-cell table:style-name="ce7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8%</text:p>
          </table:table-cell>
          <table:table-cell table:style-name="ce7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eR 87,9 FM (Lublin)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0,4%</text:p>
          </table:table-cell>
          <table:table-cell table:style-name="ce7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22"/>
          <table:table-cell table:style-name="ce6" office:value-type="float" office:value="1018">
            <text:p>1018</text:p>
          </table:table-cell>
          <table:table-cell table:style-name="ce6" office:value-type="float" office:value="1019">
            <text:p>1019</text:p>
          </table:table-cell>
          <table:table-cell table:number-columns-repeated="2" table:style-name="ce6" office:value-type="float" office:value="1017">
            <text:p>1017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6" table:number-columns-repeated="5"/>
          <table:table-cell table:number-columns-repeated="1019"/>
        </table:table-row>
        <table:table-row table:style-name="ro1" table:number-rows-repeated="6">
          <table:table-cell table:style-name="ce12"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12" office:value-type="string">
            <text:p>Fale:</text:p>
          </table:table-cell>
          <table:table-cell table:style-name="ce12"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12" office:value-type="string">
            <text:p><text:s text:c="4"/>maj 2015 : październik 2015 (wielkość: 41 989)</text:p>
          </table:table-cell>
          <table:table-cell table:style-name="ce12"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12" office:value-type="string">
            <text:p><text:s text:c="4"/>listopad 2015 : kwiecień 2016 (wielkość: 41 985)</text:p>
          </table:table-cell>
          <table:table-cell table:style-name="ce12"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12" office:value-type="string">
            <text:p><text:s text:c="4"/>maj 2016 : październik 2016 (wielkość: 41 781)</text:p>
          </table:table-cell>
          <table:table-cell table:style-name="ce12"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12" office:value-type="string">
            <text:p><text:s text:c="4"/>listopad 2016 : kwiecień 2017 (wielkość: 41 711)</text:p>
          </table:table-cell>
          <table:table-cell table:style-name="ce12"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13" office:value-type="string">
            <text:p>Grupy celowe:</text:p>
          </table:table-cell>
          <table:table-cell table:style-name="ce12"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13" office:value-type="string">
            <text:p><text:s text:c="4"/>Lublin:</text:p>
          </table:table-cell>
          <table:table-cell table:style-name="ce12" table:number-columns-repeated="3"/>
          <table:table-cell table:style-name="ce6"/>
          <table:table-cell table:number-columns-repeated="1019"/>
        </table:table-row>
        <table:table-row table:style-name="ro1">
          <table:table-cell office:value-type="string">
            <text:p><text:s text:c="8"/>Wybrane miasta = Lublin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285 168 (34 036 przypadków, 2,3% całej próby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aków" table:style-name="ta1">
        <table:table-column table:style-name="co41" table:default-cell-style-name="ce1"/>
        <table:table-column table:style-name="co33" table:default-cell-style-name="ce1"/>
        <table:table-column table:style-name="co42" table:default-cell-style-name="ce1"/>
        <table:table-column table:style-name="co2" table:default-cell-style-name="ce1"/>
        <table:table-column table:style-name="co43" table:default-cell-style-name="ce1"/>
        <table:table-column table:style-name="co6" table:number-columns-repeated="6" table:default-cell-style-name="ce1"/>
        <table:table-column table:style-name="co44" table:default-cell-style-name="ce1"/>
        <table:table-column table:style-name="co6" table:number-columns-repeated="981" table:default-cell-style-name="ce1"/>
        <table:table-column table:style-name="co8" table:default-cell-style-name="ce1"/>
        <table:table-column table:style-name="co8" table:number-columns-repeated="30" table:default-cell-style-name="ce6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8"/>
          <table:table-cell table:style-name="ce18" office:value-type="string">
            <text:p>maj 2015 : październik 2015</text:p>
          </table:table-cell>
          <table:table-cell table:style-name="ce18" office:value-type="string">
            <text:p>listopad 2015 : kwiecień 2016</text:p>
          </table:table-cell>
          <table:table-cell table:style-name="ce18" office:value-type="string">
            <text:p>maj 2016 : październik 2016</text:p>
          </table:table-cell>
          <table:table-cell table:style-name="ce18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25,7%</text:p>
          </table:table-cell>
          <table:table-cell table:style-name="ce5" office:value-type="string">
            <text:p>20,9%</text:p>
          </table:table-cell>
          <table:table-cell table:style-name="ce5" office:value-type="string">
            <text:p>23,4%</text:p>
          </table:table-cell>
          <table:table-cell table:style-name="ce7" office:value-type="string">
            <text:p>23,5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0,5%</text:p>
          </table:table-cell>
          <table:table-cell table:style-name="ce5" office:value-type="string">
            <text:p>13,0%</text:p>
          </table:table-cell>
          <table:table-cell table:style-name="ce5" office:value-type="string">
            <text:p>13,6%</text:p>
          </table:table-cell>
          <table:table-cell table:style-name="ce7" office:value-type="string">
            <text:p>11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7,2%</text:p>
          </table:table-cell>
          <table:table-cell table:style-name="ce5" office:value-type="string">
            <text:p>6,7%</text:p>
          </table:table-cell>
          <table:table-cell table:style-name="ce7" office:value-type="string">
            <text:p>7,8%</text:p>
          </table:table-cell>
          <table:table-cell table:number-columns-repeated="1019"/>
        </table:table-row>
        <table:table-row table:style-name="ro1">
          <table:table-cell office:value-type="string">
            <text:p>Radio Kraków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6,5%</text:p>
          </table:table-cell>
          <table:table-cell table:style-name="ce5" office:value-type="string">
            <text:p>6,0%</text:p>
          </table:table-cell>
          <table:table-cell table:style-name="ce7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6,8%</text:p>
          </table:table-cell>
          <table:table-cell table:style-name="ce5" office:value-type="string">
            <text:p>7,2%</text:p>
          </table:table-cell>
          <table:table-cell table:style-name="ce5" office:value-type="string">
            <text:p>7,6%</text:p>
          </table:table-cell>
          <table:table-cell table:style-name="ce7" office:value-type="string">
            <text:p>5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5,3%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5,6%</text:p>
          </table:table-cell>
          <table:table-cell table:style-name="ce7" office:value-type="string">
            <text:p>5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Wanda 92,5 FM (Kraków)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3,8%</text:p>
          </table:table-cell>
          <table:table-cell table:style-name="ce7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6,4%</text:p>
          </table:table-cell>
          <table:table-cell table:style-name="ce5" office:value-type="string">
            <text:p>6,5%</text:p>
          </table:table-cell>
          <table:table-cell table:style-name="ce5" office:value-type="string">
            <text:p>5,1%</text:p>
          </table:table-cell>
          <table:table-cell table:style-name="ce7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Plus Kraków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2,6%</text:p>
          </table:table-cell>
          <table:table-cell table:style-name="ce5" office:value-type="string">
            <text:p>2,7%</text:p>
          </table:table-cell>
          <table:table-cell table:style-name="ce7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RMF MAXXX (Kraków)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3,9%</text:p>
          </table:table-cell>
          <table:table-cell table:style-name="ce7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2,5%</text:p>
          </table:table-cell>
          <table:table-cell table:style-name="ce7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4,2%</text:p>
          </table:table-cell>
          <table:table-cell table:style-name="ce7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ESKA (Kraków)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2,6%</text:p>
          </table:table-cell>
          <table:table-cell table:style-name="ce7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Pogoda (Kraków) / do 2015-06 Radio KRK fm (Kraków)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3,4%</text:p>
          </table:table-cell>
          <table:table-cell table:style-name="ce7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1,1%</text:p>
          </table:table-cell>
          <table:table-cell table:style-name="ce7" office:value-type="string">
            <text:p>1,8%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office:value-type="string">
            <text:p>Rock Radio 103,8 FM (Kraków) / do 2014-01 Radio 103,8 Roxy FM (Kraków)</text:p>
          </table:table-cell>
          <table:table-cell table:style-name="ce23" office:value-type="string">
            <text:p>1,1%</text:p>
          </table:table-cell>
          <table:table-cell table:style-name="ce23" office:value-type="string">
            <text:p>1,5%</text:p>
          </table:table-cell>
          <table:table-cell table:style-name="ce23" office:value-type="string">
            <text:p>1,1%</text:p>
          </table:table-cell>
          <table:table-cell table:style-name="ce26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ZET Chilli (Warszawa/Kraków) / do 2015-01 Radio ZET Gold (Warszawa)</text:p>
          </table:table-cell>
          <table:table-cell table:style-name="ce24" office:value-type="percentage" office:value="0.017">
            <text:p>1,7%</text:p>
          </table:table-cell>
          <table:table-cell table:style-name="ce24" office:value-type="percentage" office:value="0.018">
            <text:p>1,8%</text:p>
          </table:table-cell>
          <table:table-cell table:style-name="ce24" office:value-type="percentage" office:value="0.017">
            <text:p>1,7%</text:p>
          </table:table-cell>
          <table:table-cell table:style-name="ce27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0,9%</text:p>
          </table:table-cell>
          <table:table-cell table:style-name="ce7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ZET Gold 101,3 FM (Kraków) / do 2015-01 AntyRadio 101,3 FM (Kraków)</text:p>
          </table:table-cell>
          <table:table-cell table:style-name="ce25" office:value-type="string">
            <text:p>0,6%</text:p>
          </table:table-cell>
          <table:table-cell table:style-name="ce25" office:value-type="string">
            <text:p>0,5%</text:p>
          </table:table-cell>
          <table:table-cell table:style-name="ce25" office:value-type="string">
            <text:p>1,1%</text:p>
          </table:table-cell>
          <table:table-cell table:style-name="ce28" office:value-type="string">
            <text:p>0,9%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office:value-type="string">
            <text:p>Radiofonia (Kraków)</text:p>
          </table:table-cell>
          <table:table-cell table:number-columns-repeated="2" table:style-name="ce5" office:value-type="string">
            <text:p>0,8%</text:p>
          </table:table-cell>
          <table:table-cell table:style-name="ce5" office:value-type="string">
            <text:p>0,6%</text:p>
          </table:table-cell>
          <table:table-cell table:style-name="ce7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Wawa (Kraków)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0,7%</text:p>
          </table:table-cell>
          <table:table-cell table:style-name="ce7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office:value-type="string">
            <text:p>0,2%</text:p>
          </table:table-cell>
          <table:table-cell office:value-type="string">
            <text:p>0,1%</text:p>
          </table:table-cell>
          <table:table-cell office:value-type="string">
            <text:p>0,4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number-columns-repeated="3" table:style-name="ce16" office:value-type="string">
            <text:p>0,3%</text:p>
          </table:table-cell>
          <table:table-cell table:style-name="ce14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</text:p>
          </table:table-cell>
          <table:table-cell table:style-name="ce6" office:value-type="float" office:value="2168">
            <text:p>2168</text:p>
          </table:table-cell>
          <table:table-cell table:style-name="ce6" office:value-type="float" office:value="2196">
            <text:p>2196</text:p>
          </table:table-cell>
          <table:table-cell table:style-name="ce6" office:value-type="float" office:value="2174">
            <text:p>2174</text:p>
          </table:table-cell>
          <table:table-cell table:style-name="ce6" office:value-type="float" office:value="2232">
            <text:p>22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9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5 : październik 2015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5 : kwiecień 2016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rak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rak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11 234 (60 468 przypadków, 4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elce" table:style-name="ta1">
        <table:table-column table:style-name="co45" table:default-cell-style-name="ce1"/>
        <table:table-column table:style-name="co4" table:default-cell-style-name="ce1"/>
        <table:table-column table:style-name="co21" table:default-cell-style-name="ce1"/>
        <table:table-column table:style-name="co46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8"/>
          <table:table-cell table:style-name="ce18" office:value-type="string">
            <text:p>maj 2015 : październik 2015</text:p>
          </table:table-cell>
          <table:table-cell table:style-name="ce18" office:value-type="string">
            <text:p>listopad 2015 : kwiecień 2016</text:p>
          </table:table-cell>
          <table:table-cell table:style-name="ce18" office:value-type="string">
            <text:p>maj 2016 : październik 2016</text:p>
          </table:table-cell>
          <table:table-cell table:style-name="ce18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7,3%</text:p>
          </table:table-cell>
          <table:table-cell table:style-name="ce5" office:value-type="string">
            <text:p>17,0%</text:p>
          </table:table-cell>
          <table:table-cell table:style-name="ce5" office:value-type="string">
            <text:p>17,2%</text:p>
          </table:table-cell>
          <table:table-cell table:style-name="ce7" office:value-type="string">
            <text:p>13,8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number-columns-repeated="2" table:style-name="ce5" office:value-type="string">
            <text:p>9,0%</text:p>
          </table:table-cell>
          <table:table-cell table:style-name="ce5" office:value-type="string">
            <text:p>10,7%</text:p>
          </table:table-cell>
          <table:table-cell table:style-name="ce7" office:value-type="string">
            <text:p>11,4%</text:p>
          </table:table-cell>
          <table:table-cell table:number-columns-repeated="1019"/>
        </table:table-row>
        <table:table-row table:style-name="ro1">
          <table:table-cell office:value-type="string">
            <text:p>Polskie Radio Kielce</text:p>
          </table:table-cell>
          <table:table-cell table:style-name="ce5" office:value-type="string">
            <text:p>12,8%</text:p>
          </table:table-cell>
          <table:table-cell table:style-name="ce5" office:value-type="string">
            <text:p>14,5%</text:p>
          </table:table-cell>
          <table:table-cell table:style-name="ce5" office:value-type="string">
            <text:p>13,7%</text:p>
          </table:table-cell>
          <table:table-cell table:style-name="ce7" office:value-type="string">
            <text:p>10,1%</text:p>
          </table:table-cell>
          <table:table-cell table:number-columns-repeated="1019"/>
        </table:table-row>
        <table:table-row table:style-name="ro1">
          <table:table-cell office:value-type="string">
            <text:p>Radio ZET Gold (Kielce) / do 2013-06 Radio Planeta (Kielce)</text:p>
          </table:table-cell>
          <table:table-cell table:style-name="ce5" office:value-type="string">
            <text:p>7,2%</text:p>
          </table:table-cell>
          <table:table-cell table:style-name="ce5" office:value-type="string">
            <text:p>6,7%</text:p>
          </table:table-cell>
          <table:table-cell table:style-name="ce5" office:value-type="string">
            <text:p>5,1%</text:p>
          </table:table-cell>
          <table:table-cell table:style-name="ce7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6,0%</text:p>
          </table:table-cell>
          <table:table-cell table:style-name="ce5" office:value-type="string">
            <text:p>8,7%</text:p>
          </table:table-cell>
          <table:table-cell table:style-name="ce5" office:value-type="string">
            <text:p>7,2%</text:p>
          </table:table-cell>
          <table:table-cell table:style-name="ce7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8,8%</text:p>
          </table:table-cell>
          <table:table-cell table:style-name="ce5" office:value-type="string">
            <text:p>7,3%</text:p>
          </table:table-cell>
          <table:table-cell table:style-name="ce5" office:value-type="string">
            <text:p>6,4%</text:p>
          </table:table-cell>
          <table:table-cell table:style-name="ce7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3,3%</text:p>
          </table:table-cell>
          <table:table-cell table:style-name="ce5" office:value-type="string">
            <text:p>3,4%</text:p>
          </table:table-cell>
          <table:table-cell table:style-name="ce7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3,5%</text:p>
          </table:table-cell>
          <table:table-cell table:style-name="ce7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adio RMF MAXXX (Kielce)</text:p>
          </table:table-cell>
          <table:table-cell table:style-name="ce5" office:value-type="string">
            <text:p>4,3%</text:p>
          </table:table-cell>
          <table:table-cell table:style-name="ce5" office:value-type="string">
            <text:p>6,6%</text:p>
          </table:table-cell>
          <table:table-cell table:style-name="ce5" office:value-type="string">
            <text:p>4,7%</text:p>
          </table:table-cell>
          <table:table-cell table:style-name="ce7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3,1%</text:p>
          </table:table-cell>
          <table:table-cell table:style-name="ce5" office:value-type="string">
            <text:p>4,9%</text:p>
          </table:table-cell>
          <table:table-cell table:style-name="ce7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1,9%</text:p>
          </table:table-cell>
          <table:table-cell table:style-name="ce7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ESKA Kielce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5,9%</text:p>
          </table:table-cell>
          <table:table-cell table:style-name="ce7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9,7%</text:p>
          </table:table-cell>
          <table:table-cell table:number-columns-repeated="2" table:style-name="ce5" office:value-type="string">
            <text:p>6,4%</text:p>
          </table:table-cell>
          <table:table-cell table:style-name="ce7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eM Kielce / do 2014-04 Radio Plus Kielce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3,6%</text:p>
          </table:table-cell>
          <table:table-cell table:style-name="ce5" office:value-type="string">
            <text:p>3,3%</text:p>
          </table:table-cell>
          <table:table-cell table:style-name="ce7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Fama (Kielce)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3,5%</text:p>
          </table:table-cell>
          <table:table-cell table:style-name="ce7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2%</text:p>
          </table:table-cell>
          <table:table-cell table:style-name="ce7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5%</text:p>
          </table:table-cell>
          <table:table-cell table:style-name="ce7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93,2 FM (Jędrzejów)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0,3%</text:p>
          </table:table-cell>
          <table:table-cell table:style-name="ce7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table:style-name="ce6" office:value-type="float" office:value="563">
            <text:p>563</text:p>
          </table:table-cell>
          <table:table-cell table:style-name="ce6" office:value-type="float" office:value="590">
            <text:p>590</text:p>
          </table:table-cell>
          <table:table-cell table:style-name="ce6" office:value-type="float" office:value="584">
            <text:p>584</text:p>
          </table:table-cell>
          <table:table-cell table:style-name="ce6" office:value-type="float" office:value="568">
            <text:p>568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5 : październik 2015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5 : kwiecień 2016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ielce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ielce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8 285 (23 092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lomeracja_Śl" table:style-name="ta1">
        <office:forms form:automatic-focus="false" form:apply-design-mode="false"/>
        <table:table-column table:style-name="co53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54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maj 2015 : październik 2015</text:p>
          </table:table-cell>
          <table:table-cell table:style-name="ce2" office:value-type="string">
            <text:p>listopad 2015 : kwiecień 2016</text:p>
          </table:table-cell>
          <table:table-cell table:style-name="ce2" office:value-type="string">
            <text:p>maj 2016 : październik 2016</text:p>
          </table:table-cell>
          <table:table-cell table:style-name="ce2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32,1%</text:p>
          </table:table-cell>
          <table:table-cell table:style-name="ce5" office:value-type="string">
            <text:p>28,5%</text:p>
          </table:table-cell>
          <table:table-cell table:style-name="ce5" office:value-type="string">
            <text:p>32,5%</text:p>
          </table:table-cell>
          <table:table-cell table:style-name="ce7" office:value-type="string">
            <text:p>31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9,7%</text:p>
          </table:table-cell>
          <table:table-cell table:style-name="ce5" office:value-type="string">
            <text:p>12,0%</text:p>
          </table:table-cell>
          <table:table-cell table:style-name="ce5" office:value-type="string">
            <text:p>10,0%</text:p>
          </table:table-cell>
          <table:table-cell table:style-name="ce7" office:value-type="string">
            <text:p>9,2%</text:p>
          </table:table-cell>
          <table:table-cell table:number-columns-repeated="1019"/>
        </table:table-row>
        <table:table-row table:style-name="ro1">
          <table:table-cell office:value-type="string">
            <text:p>Radio RMF MAXXX (Śląsk)</text:p>
          </table:table-cell>
          <table:table-cell table:style-name="ce5" office:value-type="string">
            <text:p>4,9%</text:p>
          </table:table-cell>
          <table:table-cell table:style-name="ce5" office:value-type="string">
            <text:p>5,9%</text:p>
          </table:table-cell>
          <table:table-cell table:style-name="ce5" office:value-type="string">
            <text:p>4,6%</text:p>
          </table:table-cell>
          <table:table-cell table:style-name="ce7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5,0%</text:p>
          </table:table-cell>
          <table:table-cell table:style-name="ce7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Piekary</text:p>
          </table:table-cell>
          <table:table-cell table:style-name="ce5" office:value-type="string">
            <text:p>6,3%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5,1%</text:p>
          </table:table-cell>
          <table:table-cell table:style-name="ce7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4,6%</text:p>
          </table:table-cell>
          <table:table-cell table:style-name="ce7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arolina 91,2 FM (Katowice)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4,7%</text:p>
          </table:table-cell>
          <table:table-cell table:style-name="ce5" office:value-type="string">
            <text:p>4,8%</text:p>
          </table:table-cell>
          <table:table-cell table:style-name="ce7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AntyRadio 106,4 FM (Katowice)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4,7%</text:p>
          </table:table-cell>
          <table:table-cell table:style-name="ce5" office:value-type="string">
            <text:p>3,2%</text:p>
          </table:table-cell>
          <table:table-cell table:style-name="ce7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2,6%</text:p>
          </table:table-cell>
          <table:table-cell table:style-name="ce7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5,1%</text:p>
          </table:table-cell>
          <table:table-cell table:style-name="ce7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ESKA (Katowice)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3,5%</text:p>
          </table:table-cell>
          <table:table-cell table:style-name="ce7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2,6%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3,4%</text:p>
          </table:table-cell>
          <table:table-cell table:style-name="ce7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Fest (Chorzów)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3,7%</text:p>
          </table:table-cell>
          <table:table-cell table:style-name="ce7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Pogoda (Katowice) / do 2016-02 Rock Radio 94,5 FM (Katowice)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1,4%</text:p>
          </table:table-cell>
          <table:table-cell table:style-name="ce7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Silesia (Zabrze) / do 2014-06 Radio Plus Śląsk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2,7%</text:p>
          </table:table-cell>
          <table:table-cell table:style-name="ce7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0,9%</text:p>
          </table:table-cell>
          <table:table-cell table:style-name="ce7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eM 107,6 FM (Katowice)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0%</text:p>
          </table:table-cell>
          <table:table-cell table:style-name="ce7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ZET Gold (Katowice) / do 2013-06 Radio Planeta (Bytom)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1,0%</text:p>
          </table:table-cell>
          <table:table-cell table:style-name="ce7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0,7%</text:p>
          </table:table-cell>
          <table:table-cell table:style-name="ce7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Express FM (Tychy)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1,3%</text:p>
          </table:table-cell>
          <table:table-cell table:style-name="ce7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CCM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5%</text:p>
          </table:table-cell>
          <table:table-cell table:style-name="ce7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ZET CHILLI (Katowice)</text:p>
          </table:table-cell>
          <table:table-cell table:style-name="ce5" office:value-type="string">
            <text:p>0,4%</text:p>
          </table:table-cell>
          <table:table-cell table:number-columns-repeated="2" table:style-name="ce5" office:value-type="string">
            <text:p>0,5%</text:p>
          </table:table-cell>
          <table:table-cell table:style-name="ce7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90 FM (Rybnik)</text:p>
          </table:table-cell>
          <table:table-cell table:style-name="ce5" office:value-type="string">
            <text:p>0,3%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2%</text:p>
          </table:table-cell>
          <table:table-cell table:style-name="ce7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number-columns-repeated="2" table:style-name="ce5" office:value-type="string">
            <text:p>0,9%</text:p>
          </table:table-cell>
          <table:table-cell table:style-name="ce5" office:value-type="string">
            <text:p>0,6%</text:p>
          </table:table-cell>
          <table:table-cell table:style-name="ce7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>
            <text:p>N</text:p>
          </table:table-cell>
          <table:table-cell table:style-name="ce6" office:value-type="float" office:value="2421">
            <text:p>2421</text:p>
          </table:table-cell>
          <table:table-cell table:style-name="ce6" office:value-type="float" office:value="2428">
            <text:p>2428</text:p>
          </table:table-cell>
          <table:table-cell table:style-name="ce6" office:value-type="float" office:value="2413">
            <text:p>2413</text:p>
          </table:table-cell>
          <table:table-cell table:style-name="ce6" office:value-type="float" office:value="2428">
            <text:p>24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>
            <text:p>Fale: 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5 : październik 2015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5 : kwiecień 2016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Grupy celowe: </text:p>
          </table:table-cell>
          <table:table-cell table:number-columns-repeated="1023"/>
        </table:table-row>
        <table:table-row table:style-name="ro1">
          <table:table-cell office:value-type="string">
            <text:p><text:s text:c="4"/>Aglomeracja Śląsk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Aglomeracja Śląsk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 682 848 (89 440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ójmiasto" table:style-name="ta1">
        <table:table-column table:style-name="co18" table:default-cell-style-name="ce1"/>
        <table:table-column table:style-name="co49" table:default-cell-style-name="ce1"/>
        <table:table-column table:style-name="co26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maj 2015 : październik 2015</text:p>
          </table:table-cell>
          <table:table-cell table:style-name="ce2" office:value-type="string">
            <text:p>listopad 2015 : kwiecień 2016</text:p>
          </table:table-cell>
          <table:table-cell table:style-name="ce2" office:value-type="string">
            <text:p>maj 2016 : październik 2016</text:p>
          </table:table-cell>
          <table:table-cell table:style-name="ce2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5,5%</text:p>
          </table:table-cell>
          <table:table-cell table:style-name="ce5" office:value-type="string">
            <text:p>14,5%</text:p>
          </table:table-cell>
          <table:table-cell table:style-name="ce5" office:value-type="string">
            <text:p>14,0%</text:p>
          </table:table-cell>
          <table:table-cell table:style-name="ce7" office:value-type="string">
            <text:p>17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3,9%</text:p>
          </table:table-cell>
          <table:table-cell table:style-name="ce5" office:value-type="string">
            <text:p>18,2%</text:p>
          </table:table-cell>
          <table:table-cell table:style-name="ce5" office:value-type="string">
            <text:p>14,8%</text:p>
          </table:table-cell>
          <table:table-cell table:style-name="ce7" office:value-type="string">
            <text:p>12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9,3%</text:p>
          </table:table-cell>
          <table:table-cell table:number-columns-repeated="2" table:style-name="ce5" office:value-type="string">
            <text:p>10,2%</text:p>
          </table:table-cell>
          <table:table-cell table:style-name="ce7" office:value-type="string">
            <text:p>11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6,1%</text:p>
          </table:table-cell>
          <table:table-cell table:style-name="ce5" office:value-type="string">
            <text:p>5,7%</text:p>
          </table:table-cell>
          <table:table-cell table:style-name="ce5" office:value-type="string">
            <text:p>8,5%</text:p>
          </table:table-cell>
          <table:table-cell table:style-name="ce7" office:value-type="string">
            <text:p>7,7%</text:p>
          </table:table-cell>
          <table:table-cell table:number-columns-repeated="1019"/>
        </table:table-row>
        <table:table-row table:style-name="ro1">
          <table:table-cell office:value-type="string">
            <text:p>Polskie Radio Gdańsk</text:p>
          </table:table-cell>
          <table:table-cell table:style-name="ce5" office:value-type="string">
            <text:p>9,6%</text:p>
          </table:table-cell>
          <table:table-cell table:style-name="ce5" office:value-type="string">
            <text:p>8,2%</text:p>
          </table:table-cell>
          <table:table-cell table:style-name="ce5" office:value-type="string">
            <text:p>8,6%</text:p>
          </table:table-cell>
          <table:table-cell table:style-name="ce7" office:value-type="string">
            <text:p>7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Trefl 103 i 99,2 FM (Trójmiasto)</text:p>
          </table:table-cell>
          <table:table-cell table:style-name="ce5" office:value-type="string">
            <text:p>8,2%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6,7%</text:p>
          </table:table-cell>
          <table:table-cell table:style-name="ce7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4,3%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4,2%</text:p>
          </table:table-cell>
          <table:table-cell table:style-name="ce7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Radio RMF MAXXX (Trójmiasto)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4,1%</text:p>
          </table:table-cell>
          <table:table-cell table:style-name="ce7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4,9%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3,6%</text:p>
          </table:table-cell>
          <table:table-cell table:style-name="ce7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Radio ESKA (Trójmiasto)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4,4%</text:p>
          </table:table-cell>
          <table:table-cell table:style-name="ce7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4,3%</text:p>
          </table:table-cell>
          <table:table-cell table:style-name="ce7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Plus Gdańsk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4,1%</text:p>
          </table:table-cell>
          <table:table-cell table:style-name="ce7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4,5%</text:p>
          </table:table-cell>
          <table:table-cell table:style-name="ce7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8%</text:p>
          </table:table-cell>
          <table:table-cell table:style-name="ce7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0,6%</text:p>
          </table:table-cell>
          <table:table-cell table:number-columns-repeated="2" table:style-name="ce5" office:value-type="string">
            <text:p>1,3%</text:p>
          </table:table-cell>
          <table:table-cell table:style-name="ce7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number-columns-repeated="2" table:style-name="ce5" office:value-type="string">
            <text:p>0,8%</text:p>
          </table:table-cell>
          <table:table-cell table:style-name="ce5" office:value-type="string">
            <text:p>0,6%</text:p>
          </table:table-cell>
          <table:table-cell table:style-name="ce7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Kaszebe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1,6%</text:p>
          </table:table-cell>
          <table:table-cell table:style-name="ce7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0,8%</text:p>
          </table:table-cell>
          <table:table-cell table:style-name="ce7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Radio Wawa (Gdańsk)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4%</text:p>
          </table:table-cell>
          <table:table-cell table:style-name="ce7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table:style-name="ce6" office:value-type="float" office:value="2124">
            <text:p>2124</text:p>
          </table:table-cell>
          <table:table-cell table:style-name="ce6" office:value-type="float" office:value="2163">
            <text:p>2163</text:p>
          </table:table-cell>
          <table:table-cell table:style-name="ce6" office:value-type="float" office:value="2148">
            <text:p>2148</text:p>
          </table:table-cell>
          <table:table-cell table:style-name="ce6" office:value-type="float" office:value="2198">
            <text:p>2198</text:p>
          </table:table-cell>
          <table:table-cell table:number-columns-repeated="1019"/>
        </table:table-row>
        <table:table-row table:style-name="ro1" table:number-rows-repeated="2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1" table:number-rows-repeated="5">
          <table:table-cell table:style-name="ce12"/>
          <table:table-cell table:number-columns-repeated="1023"/>
        </table:table-row>
        <table:table-row table:style-name="ro1">
          <table:table-cell table:style-name="ce12" office:value-type="string">
            <text:p>Fale: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<text:s text:c="4"/>maj 2015 : październik 2015 (wielkość: 41 989)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4"/>listopad 2015 : kwiecień 2016 (wielkość: 41 985)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Grupy celowe: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4"/>Trójmiasto: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8"/>Wybrane miasta = Trójmiasto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03 163 (60 132 przypadków, 4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ęstochowa" table:style-name="ta1">
        <table:table-column table:style-name="co50" table:default-cell-style-name="ce1"/>
        <table:table-column table:style-name="co5" table:default-cell-style-name="ce1"/>
        <table:table-column table:style-name="co23" table:default-cell-style-name="ce1"/>
        <table:table-column table:style-name="co33" table:default-cell-style-name="ce1"/>
        <table:table-column table:style-name="co49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8"/>
          <table:table-cell table:style-name="ce18" office:value-type="string">
            <text:p>maj 2015 : październik 2015</text:p>
          </table:table-cell>
          <table:table-cell table:style-name="ce18" office:value-type="string">
            <text:p>listopad 2015 : kwiecień 2016</text:p>
          </table:table-cell>
          <table:table-cell table:style-name="ce18" office:value-type="string">
            <text:p>maj 2016 : październik 2016</text:p>
          </table:table-cell>
          <table:table-cell table:style-name="ce18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5,7%</text:p>
          </table:table-cell>
          <table:table-cell table:style-name="ce5" office:value-type="string">
            <text:p>15,6%</text:p>
          </table:table-cell>
          <table:table-cell table:style-name="ce5" office:value-type="string">
            <text:p>16,6%</text:p>
          </table:table-cell>
          <table:table-cell table:style-name="ce7" office:value-type="string">
            <text:p>17,6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8,0%</text:p>
          </table:table-cell>
          <table:table-cell table:style-name="ce5" office:value-type="string">
            <text:p>15,9%</text:p>
          </table:table-cell>
          <table:table-cell table:style-name="ce5" office:value-type="string">
            <text:p>18,6%</text:p>
          </table:table-cell>
          <table:table-cell table:style-name="ce7" office:value-type="string">
            <text:p>16,8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5,7%</text:p>
          </table:table-cell>
          <table:table-cell table:style-name="ce5" office:value-type="string">
            <text:p>13,0%</text:p>
          </table:table-cell>
          <table:table-cell table:style-name="ce5" office:value-type="string">
            <text:p>15,4%</text:p>
          </table:table-cell>
          <table:table-cell table:style-name="ce7" office:value-type="string">
            <text:p>13,7%</text:p>
          </table:table-cell>
          <table:table-cell table:number-columns-repeated="1019"/>
        </table:table-row>
        <table:table-row table:style-name="ro1">
          <table:table-cell office:value-type="string">
            <text:p>Radio Jura (Częstochowa)</text:p>
          </table:table-cell>
          <table:table-cell table:style-name="ce5" office:value-type="string">
            <text:p>15,5%</text:p>
          </table:table-cell>
          <table:table-cell table:style-name="ce5" office:value-type="string">
            <text:p>16,6%</text:p>
          </table:table-cell>
          <table:table-cell table:style-name="ce5" office:value-type="string">
            <text:p>13,4%</text:p>
          </table:table-cell>
          <table:table-cell table:style-name="ce7" office:value-type="string">
            <text:p>11,3%</text:p>
          </table:table-cell>
          <table:table-cell table:number-columns-repeated="1019"/>
        </table:table-row>
        <table:table-row table:style-name="ro1">
          <table:table-cell office:value-type="string">
            <text:p>Radio RMF MAXXX (Częstochowa)</text:p>
          </table:table-cell>
          <table:table-cell table:style-name="ce5" office:value-type="string">
            <text:p>9,0%</text:p>
          </table:table-cell>
          <table:table-cell table:style-name="ce5" office:value-type="string">
            <text:p>12,9%</text:p>
          </table:table-cell>
          <table:table-cell table:style-name="ce5" office:value-type="string">
            <text:p>10,5%</text:p>
          </table:table-cell>
          <table:table-cell table:style-name="ce7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C 96,6 FM (Częstochowa)</text:p>
          </table:table-cell>
          <table:table-cell table:style-name="ce5" office:value-type="string">
            <text:p>5,9%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4,9%</text:p>
          </table:table-cell>
          <table:table-cell table:style-name="ce7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3,1%</text:p>
          </table:table-cell>
          <table:table-cell table:style-name="ce5" office:value-type="string">
            <text:p>3,4%</text:p>
          </table:table-cell>
          <table:table-cell table:style-name="ce7" office:value-type="string">
            <text:p>5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8,7%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7,5%</text:p>
          </table:table-cell>
          <table:table-cell table:style-name="ce7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2,9%</text:p>
          </table:table-cell>
          <table:table-cell table:style-name="ce7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1,0%</text:p>
          </table:table-cell>
          <table:table-cell table:style-name="ce7" office:value-type="string">
            <text:p>3,3%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AntyRadio 106,4 FM (Katowice)</text:p>
          </table:table-cell>
          <table:table-cell table:number-columns-repeated="2" table:style-name="ce30" office:value-type="string">
            <text:p>0,3%</text:p>
          </table:table-cell>
          <table:table-cell table:style-name="ce30" office:value-type="string">
            <text:p>0,0%</text:p>
          </table:table-cell>
          <table:table-cell table:style-name="ce32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Dwójka - Program 2 Polskiego Radia</text:p>
          </table:table-cell>
          <table:table-cell table:style-name="ce29" office:value-type="string">
            <text:p>0,5%</text:p>
          </table:table-cell>
          <table:table-cell table:style-name="ce29" office:value-type="string">
            <text:p>0,9%</text:p>
          </table:table-cell>
          <table:table-cell table:style-name="ce29" office:value-type="string">
            <text:p>0,4%</text:p>
          </table:table-cell>
          <table:table-cell table:style-name="ce33" office:value-type="string">
            <text:p>0,9%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Radio Fiat (Częstochowa) / do 2014-05 Katolicka Rozgłośnia Radiowa Fiat (Częstochowa)</text:p>
          </table:table-cell>
          <table:table-cell table:style-name="ce31" office:value-type="string">
            <text:p>0,7%</text:p>
          </table:table-cell>
          <table:table-cell table:style-name="ce31" office:value-type="string">
            <text:p>0,5%</text:p>
          </table:table-cell>
          <table:table-cell table:style-name="ce31" office:value-type="string">
            <text:p>0,8%</text:p>
          </table:table-cell>
          <table:table-cell table:style-name="ce34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Radio Jasna Góra (Częstochowa)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3%</text:p>
          </table:table-cell>
          <table:table-cell table:style-name="ce14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Radio Złote Przeboje 93,2 FM (Jędrzejów)</text:p>
          </table:table-cell>
          <table:table-cell table:style-name="ce29" office:value-type="string">
            <text:p>0,7%</text:p>
          </table:table-cell>
          <table:table-cell table:style-name="ce29" office:value-type="string">
            <text:p>0,6%</text:p>
          </table:table-cell>
          <table:table-cell table:style-name="ce29" office:value-type="string">
            <text:p>1,0%</text:p>
          </table:table-cell>
          <table:table-cell table:style-name="ce33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0,4%</text:p>
          </table:table-cell>
          <table:table-cell table:style-name="ce14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table:style-name="ce6" office:value-type="float" office:value="670">
            <text:p>670</text:p>
          </table:table-cell>
          <table:table-cell table:style-name="ce6" office:value-type="float" office:value="660">
            <text:p>660</text:p>
          </table:table-cell>
          <table:table-cell table:style-name="ce6" office:value-type="float" office:value="655">
            <text:p>655</text:p>
          </table:table-cell>
          <table:table-cell table:style-name="ce6" office:value-type="float" office:value="664">
            <text:p>664</text:p>
          </table:table-cell>
          <table:table-cell table:number-columns-repeated="1019"/>
        </table:table-row>
        <table:table-row table:style-name="ro1" table:number-rows-repeated="8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maj 2015 : październik 2015 (wielkość: 41 989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listopad 2015 : kwiecień 2016 (wielkość: 41 985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ęstocho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Częstocho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97 268 (31 288 przypadków, 2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dgoszcz" table:style-name="ta1">
        <table:table-column table:style-name="co51" table:default-cell-style-name="ce1"/>
        <table:table-column table:style-name="co43" table:number-columns-repeated="2" table:default-cell-style-name="ce1"/>
        <table:table-column table:style-name="co52" table:default-cell-style-name="ce1"/>
        <table:table-column table:style-name="co33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maj 2015 : październik 2015</text:p>
          </table:table-cell>
          <table:table-cell table:style-name="ce2" office:value-type="string">
            <text:p>listopad 2015 : kwiecień 2016</text:p>
          </table:table-cell>
          <table:table-cell table:style-name="ce2" office:value-type="string">
            <text:p>maj 2016 : październik 2016</text:p>
          </table:table-cell>
          <table:table-cell table:style-name="ce2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22,5%</text:p>
          </table:table-cell>
          <table:table-cell table:style-name="ce5" office:value-type="string">
            <text:p>21,7%</text:p>
          </table:table-cell>
          <table:table-cell table:style-name="ce5" office:value-type="string">
            <text:p>22,5%</text:p>
          </table:table-cell>
          <table:table-cell table:style-name="ce7" office:value-type="string">
            <text:p>21,8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3,6%</text:p>
          </table:table-cell>
          <table:table-cell table:style-name="ce5" office:value-type="string">
            <text:p>11,8%</text:p>
          </table:table-cell>
          <table:table-cell table:style-name="ce5" office:value-type="string">
            <text:p>15,1%</text:p>
          </table:table-cell>
          <table:table-cell table:style-name="ce7" office:value-type="string">
            <text:p>10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8,4%</text:p>
          </table:table-cell>
          <table:table-cell table:style-name="ce5" office:value-type="string">
            <text:p>10,6%</text:p>
          </table:table-cell>
          <table:table-cell table:style-name="ce5" office:value-type="string">
            <text:p>10,1%</text:p>
          </table:table-cell>
          <table:table-cell table:style-name="ce7" office:value-type="string">
            <text:p>10,5%</text:p>
          </table:table-cell>
          <table:table-cell table:number-columns-repeated="1019"/>
        </table:table-row>
        <table:table-row table:style-name="ro1">
          <table:table-cell office:value-type="string">
            <text:p>Radio ESKA Bydgoszcz</text:p>
          </table:table-cell>
          <table:table-cell table:number-columns-repeated="2" table:style-name="ce5" office:value-type="string">
            <text:p>8,4%</text:p>
          </table:table-cell>
          <table:table-cell table:style-name="ce5" office:value-type="string">
            <text:p>9,9%</text:p>
          </table:table-cell>
          <table:table-cell table:style-name="ce7" office:value-type="string">
            <text:p>9,8%</text:p>
          </table:table-cell>
          <table:table-cell table:number-columns-repeated="1019"/>
        </table:table-row>
        <table:table-row table:style-name="ro1">
          <table:table-cell office:value-type="string">
            <text:p>Radio Pogoda (Bydgoszcz) / do 2016-02 Rock Radio 103,5 FM (Bydgoszcz)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8,1%</text:p>
          </table:table-cell>
          <table:table-cell table:style-name="ce7" office:value-type="string">
            <text:p>9,6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Elita 92,1 FM (Bydgoszcz)</text:p>
          </table:table-cell>
          <table:table-cell table:style-name="ce5" office:value-type="string">
            <text:p>9,9%</text:p>
          </table:table-cell>
          <table:table-cell table:style-name="ce5" office:value-type="string">
            <text:p>10,5%</text:p>
          </table:table-cell>
          <table:table-cell table:style-name="ce5" office:value-type="string">
            <text:p>4,6%</text:p>
          </table:table-cell>
          <table:table-cell table:style-name="ce7" office:value-type="string">
            <text:p>7,0%</text:p>
          </table:table-cell>
          <table:table-cell table:number-columns-repeated="1019"/>
        </table:table-row>
        <table:table-row table:style-name="ro1">
          <table:table-cell office:value-type="string">
            <text:p>Radio RMF MAXXX Bydgoszcz / do 2013-06 Radio Gra Bydgoszcz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4,5%</text:p>
          </table:table-cell>
          <table:table-cell table:style-name="ce7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5" office:value-type="string">
            <text:p>7,0%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6,4%</text:p>
          </table:table-cell>
          <table:table-cell table:style-name="ce7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3,6%</text:p>
          </table:table-cell>
          <table:table-cell table:style-name="ce5" office:value-type="string">
            <text:p>2,5%</text:p>
          </table:table-cell>
          <table:table-cell table:style-name="ce7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Plus Bydgoszcz</text:p>
          </table:table-cell>
          <table:table-cell office:value-type="string">
            <text:p>5,0%</text:p>
          </table:table-cell>
          <table:table-cell office:value-type="string">
            <text:p>3,4%</text:p>
          </table:table-cell>
          <table:table-cell office:value-type="string">
            <text:p>2,2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9,0%</text:p>
          </table:table-cell>
          <table:table-cell table:style-name="ce6" office:value-type="string">
            <text:p>7,2%</text:p>
          </table:table-cell>
          <table:table-cell table:style-name="ce6" office:value-type="string">
            <text:p>5,7%</text:p>
          </table:table-cell>
          <table:table-cell table:style-name="ce14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0,1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3%</text:p>
          </table:table-cell>
          <table:table-cell table:style-name="ce14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office:value-type="string">
            <text:p>1,0%</text:p>
          </table:table-cell>
          <table:table-cell office:value-type="string">
            <text:p>0,5%</text:p>
          </table:table-cell>
          <table:table-cell office:value-type="string">
            <text:p>1,5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office:value-type="string">
            <text:p>1,0%</text:p>
          </table:table-cell>
          <table:table-cell table:number-columns-repeated="2" office:value-type="string">
            <text:p>1,7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office:value-type="string">
            <text:p>0,8%</text:p>
          </table:table-cell>
          <table:table-cell office:value-type="string">
            <text:p>1,1%</text:p>
          </table:table-cell>
          <table:table-cell office:value-type="string">
            <text:p>0,7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1,3%</text:p>
          </table:table-cell>
          <table:table-cell office:value-type="string">
            <text:p>0,8%</text:p>
          </table:table-cell>
          <table:table-cell office:value-type="string">
            <text:p>0,6%</text:p>
          </table:table-cell>
          <table:table-cell table:style-name="ce8" office:value-type="string">
            <text:p>0,2%</text:p>
          </table:table-cell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table:style-name="ce6" office:value-type="float" office:value="1021">
            <text:p>1021</text:p>
          </table:table-cell>
          <table:table-cell table:style-name="ce6" office:value-type="float" office:value="1037">
            <text:p>1037</text:p>
          </table:table-cell>
          <table:table-cell table:style-name="ce6" office:value-type="float" office:value="1012">
            <text:p>1012</text:p>
          </table:table-cell>
          <table:table-cell table:style-name="ce6" office:value-type="float" office:value="965">
            <text:p>965</text:p>
          </table:table-cell>
          <table:table-cell table:number-columns-repeated="1019"/>
        </table:table-row>
        <table:table-row table:style-name="ro1" table:number-rows-repeated="8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maj 2015 : październik 2015 (wielkość: 41 989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listopad 2015 : kwiecień 2016 (wielkość: 41 985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office:value-type="string">
            <text:p><text:s text:c="4"/>Bydgoszcz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Bydgoszcz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296 008 (33 831 przypadków, 2,3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ałystok" table:style-name="ta1">
        <table:table-column table:style-name="co9" table:default-cell-style-name="ce1"/>
        <table:table-column table:style-name="co4" table:default-cell-style-name="ce1"/>
        <table:table-column table:style-name="co33" table:default-cell-style-name="ce1"/>
        <table:table-column table:style-name="co25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5-0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8"/>
          <table:table-cell table:style-name="ce18" office:value-type="string">
            <text:p>maj 2015 : październik 2015</text:p>
          </table:table-cell>
          <table:table-cell table:style-name="ce18" office:value-type="string">
            <text:p>listopad 2015 : kwiecień 2016</text:p>
          </table:table-cell>
          <table:table-cell table:style-name="ce18" office:value-type="string">
            <text:p>maj 2016 : październik 2016</text:p>
          </table:table-cell>
          <table:table-cell table:style-name="ce18" office:value-type="string">
            <text:p>listopad 2016 : kwiecień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23,0%</text:p>
          </table:table-cell>
          <table:table-cell table:style-name="ce5" office:value-type="string">
            <text:p>21,2%</text:p>
          </table:table-cell>
          <table:table-cell table:style-name="ce5" office:value-type="string">
            <text:p>18,1%</text:p>
          </table:table-cell>
          <table:table-cell table:style-name="ce27" office:value-type="percentage" office:value="0.199">
            <text:p>19,9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0,3%</text:p>
          </table:table-cell>
          <table:table-cell table:style-name="ce5" office:value-type="string">
            <text:p>12,3%</text:p>
          </table:table-cell>
          <table:table-cell table:style-name="ce5" office:value-type="string">
            <text:p>12,8%</text:p>
          </table:table-cell>
          <table:table-cell table:style-name="ce7" office:value-type="string">
            <text:p>12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2,1%</text:p>
          </table:table-cell>
          <table:table-cell table:style-name="ce5" office:value-type="string">
            <text:p>8,0%</text:p>
          </table:table-cell>
          <table:table-cell table:style-name="ce5" office:value-type="string">
            <text:p>11,5%</text:p>
          </table:table-cell>
          <table:table-cell table:style-name="ce7" office:value-type="string">
            <text:p>9,4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6,1%</text:p>
          </table:table-cell>
          <table:table-cell table:style-name="ce5" office:value-type="string">
            <text:p>6,8%</text:p>
          </table:table-cell>
          <table:table-cell table:style-name="ce7" office:value-type="string">
            <text:p>8,7%</text:p>
          </table:table-cell>
          <table:table-cell table:number-columns-repeated="1019"/>
        </table:table-row>
        <table:table-row table:style-name="ro1">
          <table:table-cell office:value-type="string">
            <text:p>Polskie Radio Białystok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7,9%</text:p>
          </table:table-cell>
          <table:table-cell table:style-name="ce5" office:value-type="string">
            <text:p>10,2%</text:p>
          </table:table-cell>
          <table:table-cell table:style-name="ce7" office:value-type="string">
            <text:p>7,9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6,9%</text:p>
          </table:table-cell>
          <table:table-cell table:style-name="ce5" office:value-type="string">
            <text:p>4,8%</text:p>
          </table:table-cell>
          <table:table-cell table:style-name="ce7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Jard (Białystok)</text:p>
          </table:table-cell>
          <table:table-cell table:style-name="ce5" office:value-type="string">
            <text:p>6,2%</text:p>
          </table:table-cell>
          <table:table-cell table:style-name="ce5" office:value-type="string">
            <text:p>9,1%</text:p>
          </table:table-cell>
          <table:table-cell table:style-name="ce5" office:value-type="string">
            <text:p>8,4%</text:p>
          </table:table-cell>
          <table:table-cell table:style-name="ce7" office:value-type="string">
            <text:p>5,0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RMF MAXXX (Podlasie)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4,5%</text:p>
          </table:table-cell>
          <table:table-cell table:style-name="ce7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1 FM (Białystok)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6,0%</text:p>
          </table:table-cell>
          <table:table-cell table:style-name="ce5" office:value-type="string">
            <text:p>3,9%</text:p>
          </table:table-cell>
          <table:table-cell table:style-name="ce7" office:value-type="string">
            <text:p>4,0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0,1%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1,1%</text:p>
          </table:table-cell>
          <table:table-cell table:style-name="ce7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Radio Akadera (Białystok)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3,3%</text:p>
          </table:table-cell>
          <table:table-cell table:style-name="ce7" office:value-type="string">
            <text:p>3,9%</text:p>
          </table:table-cell>
          <table:table-cell/>
          <table:table-cell table:style-name="ce6"/>
          <table:table-cell table:number-columns-repeated="3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4%</text:p>
          </table:table-cell>
          <table:table-cell table:style-name="ce7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ESKA (Białystok)</text:p>
          </table:table-cell>
          <table:table-cell table:style-name="ce5" office:value-type="string">
            <text:p>5,4%</text:p>
          </table:table-cell>
          <table:table-cell table:number-columns-repeated="2" table:style-name="ce5" office:value-type="string">
            <text:p>4,5%</text:p>
          </table:table-cell>
          <table:table-cell table:style-name="ce7" office:value-type="string">
            <text:p>2,6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i (Białystok)</text:p>
          </table:table-cell>
          <table:table-cell table:style-name="ce5" office:value-type="string">
            <text:p>3,3%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3,3%</text:p>
          </table:table-cell>
          <table:table-cell table:style-name="ce7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3,6%</text:p>
          </table:table-cell>
          <table:table-cell table:style-name="ce5" office:value-type="string">
            <text:p>3,1%</text:p>
          </table:table-cell>
          <table:table-cell table:style-name="ce5" office:value-type="string">
            <text:p>2,2%</text:p>
          </table:table-cell>
          <table:table-cell table:style-name="ce7" office:value-type="string">
            <text:p>1,4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0,8%</text:p>
          </table:table-cell>
          <table:table-cell table:style-name="ce7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0,2%</text:p>
          </table:table-cell>
          <table:table-cell table:style-name="ce7" office:value-type="string">
            <text:p>1,2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Białoruskie Radio Racja</text:p>
          </table:table-cell>
          <table:table-cell table:style-name="ce5" office:value-type="string">
            <text:p>0,2%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0,5%</text:p>
          </table:table-cell>
          <table:table-cell table:style-name="ce7" office:value-type="string">
            <text:p>0,8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table:number-columns-repeated="2" table:style-name="ce6" office:value-type="float" office:value="855">
            <text:p>855</text:p>
          </table:table-cell>
          <table:table-cell table:style-name="ce6" office:value-type="float" office:value="847">
            <text:p>847</text:p>
          </table:table-cell>
          <table:table-cell table:style-name="ce6" office:value-type="float" office:value="845">
            <text:p>845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16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13" table:number-columns-repeated="4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Fale:</text:p>
          </table:table-cell>
          <table:table-cell table:style-name="ce1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maj 2015 : październik 2015 (wielkość: 41 989)</text:p>
          </table:table-cell>
          <table:table-cell table:style-name="ce1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listopad 2015 : kwiecień 2016 (wielkość: 41 985)</text:p>
          </table:table-cell>
          <table:table-cell table:style-name="ce1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maj 2016 : październik 2016 (wielkość: 41 781)</text:p>
          </table:table-cell>
          <table:table-cell table:style-name="ce1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listopad 2016 : kwiecień 2017 (wielkość: 41 711)</text:p>
          </table:table-cell>
          <table:table-cell table:style-name="ce1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Grupy celowe:</text:p>
          </table:table-cell>
          <table:table-cell table:style-name="ce1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Białystok:</text:p>
          </table:table-cell>
          <table:table-cell table:style-name="ce1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8"/>Wybrane miasta = Białystok</text:p>
          </table:table-cell>
          <table:table-cell table:style-name="ce1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8"/>Wielkość (nie ważona): 235 731 (32 427 przypadków, 2,2% całej próby)</text:p>
          </table:table-cell>
          <table:table-cell table:style-name="ce1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8"/>Braki danych usunięte po każdej zmiennej.</text:p>
          </table:table-cell>
          <table:table-cell table:style-name="ce1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Wskaźniki słuchalności: Udział w czasie słuchania (%)</text:p>
          </table:table-cell>
          <table:table-cell table:style-name="ce1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Ustawienia wskaźników: Wartość wskaźnika</text:p>
          </table:table-cell>
          <table:table-cell table:style-name="ce12"/>
          <table:table-cell table:style-name="ce13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ce6"/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percentage-style style:name="N107">
      <number:number number:decimal-places="1" number:min-integer-digits="1"/>
      <number:text>%</number:text>
    </number:percentage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Procentowy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18.05.2017</text:date>, <text:time>18:00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Romaniuk, Anna (MBPLW)</meta:initial-creator>
    <meta:creation-date>2016-07-18T11:49:01Z</meta:creation-date>
    <dc:date>2017-05-18T18:00:04.57</dc:date>
    <meta:editing-cycles>97</meta:editing-cycles>
    <meta:editing-duration>PT11M4S</meta:editing-duration>
    <meta:document-statistic meta:table-count="17" meta:cell-count="2025" meta:object-count="0"/>
  </office:meta>
</office:document-meta>
</file>